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5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8208" calcext:value-type="float">
            <text:p>6.99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5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564" calcext:value-type="float">
            <text:p>7.02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5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5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4784" calcext:value-type="float">
            <text:p>7.03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5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7832" calcext:value-type="float">
            <text:p>7.03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5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5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3928" calcext:value-type="float">
            <text:p>7.04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5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5-11-19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1736" calcext:value-type="float">
            <text:p>7.03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5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1736" calcext:value-type="float">
            <text:p>7.03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5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5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2216" calcext:value-type="float">
            <text:p>7.06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5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0024" calcext:value-type="float">
            <text:p>7.05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5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516" calcext:value-type="float">
            <text:p>6.99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5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2112" calcext:value-type="float">
            <text:p>6.99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5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1256" calcext:value-type="float">
            <text:p>7.00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5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8208" calcext:value-type="float">
            <text:p>6.99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5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1256" calcext:value-type="float">
            <text:p>7.00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5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8688" calcext:value-type="float">
            <text:p>7.02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5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5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4784" calcext:value-type="float">
            <text:p>7.03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5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564" calcext:value-type="float">
            <text:p>7.02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5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6496" calcext:value-type="float">
            <text:p>7.01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5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5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7352" calcext:value-type="float">
            <text:p>7.00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5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1256" calcext:value-type="float">
            <text:p>7.00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5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4304" calcext:value-type="float">
            <text:p>7.00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9544" calcext:value-type="float">
            <text:p>7.01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5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3928" calcext:value-type="float">
            <text:p>7.04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5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3072" calcext:value-type="float">
            <text:p>7.05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5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8688" calcext:value-type="float">
            <text:p>7.02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5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4784" calcext:value-type="float">
            <text:p>7.03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5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1736" calcext:value-type="float">
            <text:p>7.03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5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1736" calcext:value-type="float">
            <text:p>7.03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5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1736" calcext:value-type="float">
            <text:p>7.03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5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1736" calcext:value-type="float">
            <text:p>7.03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5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8688" calcext:value-type="float">
            <text:p>7.02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5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8688" calcext:value-type="float">
            <text:p>7.02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5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8688" calcext:value-type="float">
            <text:p>7.02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5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5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612" calcext:value-type="float">
            <text:p>7.05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5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612" calcext:value-type="float">
            <text:p>7.05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5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9168" calcext:value-type="float">
            <text:p>7.05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5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8312" calcext:value-type="float">
            <text:p>7.06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5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8792" calcext:value-type="float">
            <text:p>7.09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5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424" calcext:value-type="float">
            <text:p>7.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5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5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7832" calcext:value-type="float">
            <text:p>7.03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5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6976" calcext:value-type="float">
            <text:p>7.04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5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3928" calcext:value-type="float">
            <text:p>7.04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5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5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3928" calcext:value-type="float">
            <text:p>7.04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5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0024" calcext:value-type="float">
            <text:p>7.05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5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5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3552" calcext:value-type="float">
            <text:p>7.08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5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5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3072" calcext:value-type="float">
            <text:p>7.05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5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8312" calcext:value-type="float">
            <text:p>7.06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66" calcext:value-type="float">
            <text:p>7.08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5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0504" calcext:value-type="float">
            <text:p>7.08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5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2696" calcext:value-type="float">
            <text:p>7.09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5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6224" calcext:value-type="float">
            <text:p>7.12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5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1464" calcext:value-type="float">
            <text:p>7.14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5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6912" calcext:value-type="float">
            <text:p>7.29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5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8144" calcext:value-type="float">
            <text:p>7.24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5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5744" calcext:value-type="float">
            <text:p>7.09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5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2736" calcext:value-type="float">
            <text:p>7.41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5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0168" calcext:value-type="float">
            <text:p>7.44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5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092" calcext:value-type="float">
            <text:p>7.36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5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5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5432" calcext:value-type="float">
            <text:p>6.88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5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7144" calcext:value-type="float">
            <text:p>6.86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4096" calcext:value-type="float">
            <text:p>6.86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5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0192" calcext:value-type="float">
            <text:p>6.87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5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6288" calcext:value-type="float">
            <text:p>6.87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5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848" calcext:value-type="float">
            <text:p>6.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5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2112" calcext:value-type="float">
            <text:p>6.99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5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9336" calcext:value-type="float">
            <text:p>6.87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5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9712" calcext:value-type="float">
            <text:p>6.83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5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9712" calcext:value-type="float">
            <text:p>6.83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5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5808" calcext:value-type="float">
            <text:p>6.84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5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4096" calcext:value-type="float">
            <text:p>6.86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5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7456" calcext:value-type="float">
            <text:p>7.07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5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4512" calcext:value-type="float">
            <text:p>7.14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5-08-19 17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3216" calcext:value-type="float">
            <text:p>7.44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5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0712" calcext:value-type="float">
            <text:p>7.22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5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7392" calcext:value-type="float">
            <text:p>7.32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5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2152" calcext:value-type="float">
            <text:p>7.31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5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7728" calcext:value-type="float">
            <text:p>6.96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5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1904" calcext:value-type="float">
            <text:p>6.85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5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4096" calcext:value-type="float">
            <text:p>6.86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5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2384" calcext:value-type="float">
            <text:p>6.88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5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848" calcext:value-type="float">
            <text:p>6.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5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1528" calcext:value-type="float">
            <text:p>6.89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5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0672" calcext:value-type="float">
            <text:p>6.90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5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6768" calcext:value-type="float">
            <text:p>6.90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5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5912" calcext:value-type="float">
            <text:p>6.91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5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9816" calcext:value-type="float">
            <text:p>6.90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5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5912" calcext:value-type="float">
            <text:p>6.91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5-08-04 16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0024" calcext:value-type="float">
            <text:p>7.05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5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1192" calcext:value-type="float">
            <text:p>7.25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5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9416" calcext:value-type="float">
            <text:p>7.51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5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3152" calcext:value-type="float">
            <text:p>7.69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2336" calcext:value-type="float">
            <text:p>8.02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5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8744" calcext:value-type="float">
            <text:p>8.23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5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012" calcext:value-type="float">
            <text:p>8.58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5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5152" calcext:value-type="float">
            <text:p>8.45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5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5696" calcext:value-type="float">
            <text:p>8.23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5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1168" calcext:value-type="float">
            <text:p>7.82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5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1776" calcext:value-type="float">
            <text:p>7.35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5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7392" calcext:value-type="float">
            <text:p>7.32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5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0648" calcext:value-type="float">
            <text:p>7.47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5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1816" calcext:value-type="float">
            <text:p>7.67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5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9288" calcext:value-type="float">
            <text:p>8.01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5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8576" calcext:value-type="float">
            <text:p>8.41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5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8848" calcext:value-type="float">
            <text:p>8.30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5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388" calcext:value-type="float">
            <text:p>8.18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5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2504" calcext:value-type="float">
            <text:p>7.84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5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6096" calcext:value-type="float">
            <text:p>7.6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5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1232" calcext:value-type="float">
            <text:p>7.57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5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1504" calcext:value-type="float">
            <text:p>7.4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5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7976" calcext:value-type="float">
            <text:p>7.42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5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996" calcext:value-type="float">
            <text:p>7.29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5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4616" calcext:value-type="float">
            <text:p>7.21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5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5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524" calcext:value-type="float">
            <text:p>7.6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5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3528" calcext:value-type="float">
            <text:p>7.65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5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2672" calcext:value-type="float">
            <text:p>7.6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5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5616" calcext:value-type="float">
            <text:p>7.5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5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6928" calcext:value-type="float">
            <text:p>8.18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5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1312" calcext:value-type="float">
            <text:p>8.21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5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244" calcext:value-type="float">
            <text:p>8.09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5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4424" calcext:value-type="float">
            <text:p>7.96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5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624" calcext:value-type="float">
            <text:p>8.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0792" calcext:value-type="float">
            <text:p>7.86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5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9416" calcext:value-type="float">
            <text:p>7.51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5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9376" calcext:value-type="float">
            <text:p>7.19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5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8312" calcext:value-type="float">
            <text:p>7.06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5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2216" calcext:value-type="float">
            <text:p>7.06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5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2696" calcext:value-type="float">
            <text:p>7.09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5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3176" calcext:value-type="float">
            <text:p>7.12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5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84" calcext:value-type="float">
            <text:p>7.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5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6976" calcext:value-type="float">
            <text:p>7.04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5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3072" calcext:value-type="float">
            <text:p>7.05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5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42" calcext:value-type="float">
            <text:p>6.93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5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944" calcext:value-type="float">
            <text:p>6.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5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7456" calcext:value-type="float">
            <text:p>7.07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5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5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3072" calcext:value-type="float">
            <text:p>7.05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5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5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6392" calcext:value-type="float">
            <text:p>6.94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5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0024" calcext:value-type="float">
            <text:p>7.05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5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4888" calcext:value-type="float">
            <text:p>7.10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5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7456" calcext:value-type="float">
            <text:p>7.07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5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8208" calcext:value-type="float">
            <text:p>6.99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5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6016" calcext:value-type="float">
            <text:p>6.98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5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0504" calcext:value-type="float">
            <text:p>7.08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5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5744" calcext:value-type="float">
            <text:p>7.09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5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944" calcext:value-type="float">
            <text:p>6.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5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2488" calcext:value-type="float">
            <text:p>6.95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5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7936" calcext:value-type="float">
            <text:p>7.10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5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3448" calcext:value-type="float">
            <text:p>7.01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5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6872" calcext:value-type="float">
            <text:p>6.97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5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1256" calcext:value-type="float">
            <text:p>7.00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1256" calcext:value-type="float">
            <text:p>7.00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5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7728" calcext:value-type="float">
            <text:p>6.96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5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6872" calcext:value-type="float">
            <text:p>6.97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5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7352" calcext:value-type="float">
            <text:p>7.00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5-05-27 17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516" calcext:value-type="float">
            <text:p>6.99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5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6848" calcext:value-type="float">
            <text:p>7.54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5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0688" calcext:value-type="float">
            <text:p>7.79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5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0064" calcext:value-type="float">
            <text:p>7.37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5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7184" calcext:value-type="float">
            <text:p>7.18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5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5576" calcext:value-type="float">
            <text:p>7.27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5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9312" calcext:value-type="float">
            <text:p>7.4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5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3384" calcext:value-type="float">
            <text:p>7.26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5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1944" calcext:value-type="float">
            <text:p>7.17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5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5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2696" calcext:value-type="float">
            <text:p>7.09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5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84" calcext:value-type="float">
            <text:p>7.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5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4408" calcext:value-type="float">
            <text:p>7.07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5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9064" calcext:value-type="float">
            <text:p>6.98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5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2968" calcext:value-type="float">
            <text:p>6.98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5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2488" calcext:value-type="float">
            <text:p>6.95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5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944" calcext:value-type="float">
            <text:p>6.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5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8208" calcext:value-type="float">
            <text:p>6.99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5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3448" calcext:value-type="float">
            <text:p>7.01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5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1256" calcext:value-type="float">
            <text:p>7.00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5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992" calcext:value-type="float">
            <text:p>6.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5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0776" calcext:value-type="float">
            <text:p>6.97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5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516" calcext:value-type="float">
            <text:p>6.99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5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6496" calcext:value-type="float">
            <text:p>7.01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5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7352" calcext:value-type="float">
            <text:p>7.00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5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9168" calcext:value-type="float">
            <text:p>7.05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5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3448" calcext:value-type="float">
            <text:p>7.01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0296" calcext:value-type="float">
            <text:p>6.94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5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2864" calcext:value-type="float">
            <text:p>6.91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5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5912" calcext:value-type="float">
            <text:p>6.91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5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0776" calcext:value-type="float">
            <text:p>6.97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5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1152" calcext:value-type="float">
            <text:p>6.93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5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944" calcext:value-type="float">
            <text:p>6.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5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372" calcext:value-type="float">
            <text:p>6.90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5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944" calcext:value-type="float">
            <text:p>6.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5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5056" calcext:value-type="float">
            <text:p>6.92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5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324" calcext:value-type="float">
            <text:p>6.87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5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7144" calcext:value-type="float">
            <text:p>6.86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5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7728" calcext:value-type="float">
            <text:p>6.96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5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1048" calcext:value-type="float">
            <text:p>6.86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5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1904" calcext:value-type="float">
            <text:p>6.85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5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0568" calcext:value-type="float">
            <text:p>6.83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5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5808" calcext:value-type="float">
            <text:p>6.84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5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8856" calcext:value-type="float">
            <text:p>6.84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5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9232" calcext:value-type="float">
            <text:p>6.80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5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0944" calcext:value-type="float">
            <text:p>6.79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5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1424" calcext:value-type="float">
            <text:p>6.82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5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896" calcext:value-type="float">
            <text:p>6.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5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0296" calcext:value-type="float">
            <text:p>6.94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5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848" calcext:value-type="float">
            <text:p>6.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5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8" calcext:value-type="float">
            <text:p>6.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5-04-03 18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7144" calcext:value-type="float">
            <text:p>6.86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5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1528" calcext:value-type="float">
            <text:p>6.89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5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9336" calcext:value-type="float">
            <text:p>6.87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5432" calcext:value-type="float">
            <text:p>6.88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5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1528" calcext:value-type="float">
            <text:p>6.89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5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4576" calcext:value-type="float">
            <text:p>6.89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5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1528" calcext:value-type="float">
            <text:p>6.89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5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5432" calcext:value-type="float">
            <text:p>6.88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5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324" calcext:value-type="float">
            <text:p>6.87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5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4952" calcext:value-type="float">
            <text:p>6.85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5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7144" calcext:value-type="float">
            <text:p>6.86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5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2384" calcext:value-type="float">
            <text:p>6.88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5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6288" calcext:value-type="float">
            <text:p>6.87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5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324" calcext:value-type="float">
            <text:p>6.87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5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4096" calcext:value-type="float">
            <text:p>6.86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5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1048" calcext:value-type="float">
            <text:p>6.86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5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9712" calcext:value-type="float">
            <text:p>6.83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5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6664" calcext:value-type="float">
            <text:p>6.8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5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8376" calcext:value-type="float">
            <text:p>6.81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5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9232" calcext:value-type="float">
            <text:p>6.80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5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9232" calcext:value-type="float">
            <text:p>6.80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5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4472" calcext:value-type="float">
            <text:p>6.82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5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8376" calcext:value-type="float">
            <text:p>6.81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5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6184" calcext:value-type="float">
            <text:p>6.80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5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7896" calcext:value-type="float">
            <text:p>6.78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5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5328" calcext:value-type="float">
            <text:p>6.81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5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5328" calcext:value-type="float">
            <text:p>6.81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5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9232" calcext:value-type="float">
            <text:p>6.80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5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704" calcext:value-type="float">
            <text:p>6.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5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18" calcext:value-type="float">
            <text:p>6.7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5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6184" calcext:value-type="float">
            <text:p>6.80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5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228" calcext:value-type="float">
            <text:p>6.81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5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9232" calcext:value-type="float">
            <text:p>6.80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5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3992" calcext:value-type="float">
            <text:p>6.79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3992" calcext:value-type="float">
            <text:p>6.79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5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3992" calcext:value-type="float">
            <text:p>6.79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5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3992" calcext:value-type="float">
            <text:p>6.79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5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7896" calcext:value-type="float">
            <text:p>6.78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5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8376" calcext:value-type="float">
            <text:p>6.81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5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9232" calcext:value-type="float">
            <text:p>6.80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5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3512" calcext:value-type="float">
            <text:p>6.76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5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3888" calcext:value-type="float">
            <text:p>6.72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5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0464" calcext:value-type="float">
            <text:p>6.76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5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752" calcext:value-type="float">
            <text:p>6.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5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1424" calcext:value-type="float">
            <text:p>6.82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5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228" calcext:value-type="float">
            <text:p>6.81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5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1424" calcext:value-type="float">
            <text:p>6.82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5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0568" calcext:value-type="float">
            <text:p>6.83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5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752" calcext:value-type="float">
            <text:p>6.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5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8856" calcext:value-type="float">
            <text:p>6.84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5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0192" calcext:value-type="float">
            <text:p>6.87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5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0192" calcext:value-type="float">
            <text:p>6.87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5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6288" calcext:value-type="float">
            <text:p>6.87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5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324" calcext:value-type="float">
            <text:p>6.87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5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0192" calcext:value-type="float">
            <text:p>6.87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5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324" calcext:value-type="float">
            <text:p>6.87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5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0192" calcext:value-type="float">
            <text:p>6.87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5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7144" calcext:value-type="float">
            <text:p>6.86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5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4096" calcext:value-type="float">
            <text:p>6.86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5-02-03 19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5808" calcext:value-type="float">
            <text:p>6.84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5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5808" calcext:value-type="float">
            <text:p>6.84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5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5808" calcext:value-type="float">
            <text:p>6.84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6288" calcext:value-type="float">
            <text:p>6.87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5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9336" calcext:value-type="float">
            <text:p>6.87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5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324" calcext:value-type="float">
            <text:p>6.87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5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7144" calcext:value-type="float">
            <text:p>6.86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5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9336" calcext:value-type="float">
            <text:p>6.87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5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5432" calcext:value-type="float">
            <text:p>6.88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5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5432" calcext:value-type="float">
            <text:p>6.88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5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2384" calcext:value-type="float">
            <text:p>6.88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5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2384" calcext:value-type="float">
            <text:p>6.88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5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1528" calcext:value-type="float">
            <text:p>6.89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5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0672" calcext:value-type="float">
            <text:p>6.90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5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0672" calcext:value-type="float">
            <text:p>6.90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5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848" calcext:value-type="float">
            <text:p>6.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5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1528" calcext:value-type="float">
            <text:p>6.89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5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7624" calcext:value-type="float">
            <text:p>6.89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5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4576" calcext:value-type="float">
            <text:p>6.89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5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4576" calcext:value-type="float">
            <text:p>6.89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5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848" calcext:value-type="float">
            <text:p>6.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5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848" calcext:value-type="float">
            <text:p>6.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5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7624" calcext:value-type="float">
            <text:p>6.89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5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1528" calcext:value-type="float">
            <text:p>6.89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5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4576" calcext:value-type="float">
            <text:p>6.89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5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7624" calcext:value-type="float">
            <text:p>6.89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5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1528" calcext:value-type="float">
            <text:p>6.89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5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5432" calcext:value-type="float">
            <text:p>6.88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5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4576" calcext:value-type="float">
            <text:p>6.89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5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9816" calcext:value-type="float">
            <text:p>6.90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5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2864" calcext:value-type="float">
            <text:p>6.91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5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6768" calcext:value-type="float">
            <text:p>6.90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5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372" calcext:value-type="float">
            <text:p>6.90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5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4576" calcext:value-type="float">
            <text:p>6.89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0192" calcext:value-type="float">
            <text:p>6.87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4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1904" calcext:value-type="float">
            <text:p>6.85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4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2384" calcext:value-type="float">
            <text:p>6.88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4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5912" calcext:value-type="float">
            <text:p>6.91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4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5912" calcext:value-type="float">
            <text:p>6.91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4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896" calcext:value-type="float">
            <text:p>6.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4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5912" calcext:value-type="float">
            <text:p>6.91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4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2864" calcext:value-type="float">
            <text:p>6.91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4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2864" calcext:value-type="float">
            <text:p>6.91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4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9816" calcext:value-type="float">
            <text:p>6.90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4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372" calcext:value-type="float">
            <text:p>6.90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4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848" calcext:value-type="float">
            <text:p>6.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4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2384" calcext:value-type="float">
            <text:p>6.88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4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372" calcext:value-type="float">
            <text:p>6.90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4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6768" calcext:value-type="float">
            <text:p>6.90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4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0672" calcext:value-type="float">
            <text:p>6.90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4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7624" calcext:value-type="float">
            <text:p>6.89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4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1528" calcext:value-type="float">
            <text:p>6.89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4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2384" calcext:value-type="float">
            <text:p>6.88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4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2384" calcext:value-type="float">
            <text:p>6.88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4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7624" calcext:value-type="float">
            <text:p>6.89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4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9816" calcext:value-type="float">
            <text:p>6.90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4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5912" calcext:value-type="float">
            <text:p>6.91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4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896" calcext:value-type="float">
            <text:p>6.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4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2008" calcext:value-type="float">
            <text:p>6.92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4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2008" calcext:value-type="float">
            <text:p>6.92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4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5912" calcext:value-type="float">
            <text:p>6.91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4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896" calcext:value-type="float">
            <text:p>6.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4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5056" calcext:value-type="float">
            <text:p>6.92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4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2008" calcext:value-type="float">
            <text:p>6.92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4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5912" calcext:value-type="float">
            <text:p>6.91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2864" calcext:value-type="float">
            <text:p>6.91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4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9816" calcext:value-type="float">
            <text:p>6.90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4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372" calcext:value-type="float">
            <text:p>6.90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4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372" calcext:value-type="float">
            <text:p>6.90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4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372" calcext:value-type="float">
            <text:p>6.90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4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0672" calcext:value-type="float">
            <text:p>6.90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4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4576" calcext:value-type="float">
            <text:p>6.89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4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5432" calcext:value-type="float">
            <text:p>6.88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4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7144" calcext:value-type="float">
            <text:p>6.86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4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276" calcext:value-type="float">
            <text:p>6.84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4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6664" calcext:value-type="float">
            <text:p>6.8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4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4576" calcext:value-type="float">
            <text:p>6.89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4-11-18 17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372" calcext:value-type="float">
            <text:p>6.90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4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9816" calcext:value-type="float">
            <text:p>6.90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4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372" calcext:value-type="float">
            <text:p>6.90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4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0672" calcext:value-type="float">
            <text:p>6.90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4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4576" calcext:value-type="float">
            <text:p>6.89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4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0672" calcext:value-type="float">
            <text:p>6.90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4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4576" calcext:value-type="float">
            <text:p>6.89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4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5432" calcext:value-type="float">
            <text:p>6.88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4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2384" calcext:value-type="float">
            <text:p>6.88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4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6288" calcext:value-type="float">
            <text:p>6.87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4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4096" calcext:value-type="float">
            <text:p>6.86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4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8" calcext:value-type="float">
            <text:p>6.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4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1528" calcext:value-type="float">
            <text:p>6.89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4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4576" calcext:value-type="float">
            <text:p>6.89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4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1528" calcext:value-type="float">
            <text:p>6.89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4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1528" calcext:value-type="float">
            <text:p>6.89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4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848" calcext:value-type="float">
            <text:p>6.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4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5432" calcext:value-type="float">
            <text:p>6.88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2384" calcext:value-type="float">
            <text:p>6.88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4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9336" calcext:value-type="float">
            <text:p>6.87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4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6288" calcext:value-type="float">
            <text:p>6.87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4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6288" calcext:value-type="float">
            <text:p>6.87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4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0192" calcext:value-type="float">
            <text:p>6.87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4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4096" calcext:value-type="float">
            <text:p>6.86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4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8" calcext:value-type="float">
            <text:p>6.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4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8856" calcext:value-type="float">
            <text:p>6.84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4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9712" calcext:value-type="float">
            <text:p>6.83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4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6664" calcext:value-type="float">
            <text:p>6.8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4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752" calcext:value-type="float">
            <text:p>6.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4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4472" calcext:value-type="float">
            <text:p>6.82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4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8376" calcext:value-type="float">
            <text:p>6.81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4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9232" calcext:value-type="float">
            <text:p>6.80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4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0088" calcext:value-type="float">
            <text:p>6.80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4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7896" calcext:value-type="float">
            <text:p>6.78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4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9608" calcext:value-type="float">
            <text:p>6.76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4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4368" calcext:value-type="float">
            <text:p>6.75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4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2176" calcext:value-type="float">
            <text:p>6.74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4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9984" calcext:value-type="float">
            <text:p>6.72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4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7792" calcext:value-type="float">
            <text:p>6.71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4-10-10 13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4264" calcext:value-type="float">
            <text:p>6.68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4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2072" calcext:value-type="float">
            <text:p>6.67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4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0736" calcext:value-type="float">
            <text:p>6.65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4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6352" calcext:value-type="float">
            <text:p>6.62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4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1112" calcext:value-type="float">
            <text:p>6.61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4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2824" calcext:value-type="float">
            <text:p>6.59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4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4536" calcext:value-type="float">
            <text:p>6.57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4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7104" calcext:value-type="float">
            <text:p>6.54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4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6624" calcext:value-type="float">
            <text:p>6.51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4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5288" calcext:value-type="float">
            <text:p>6.49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0048" calcext:value-type="float">
            <text:p>6.48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4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0904" calcext:value-type="float">
            <text:p>6.47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4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9192" calcext:value-type="float">
            <text:p>6.48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4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8816" calcext:value-type="float">
            <text:p>6.52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4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036" calcext:value-type="float">
            <text:p>6.69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4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9128" calcext:value-type="float">
            <text:p>6.73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4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9984" calcext:value-type="float">
            <text:p>6.72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4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4744" calcext:value-type="float">
            <text:p>6.71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4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9504" calcext:value-type="float">
            <text:p>6.69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4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7312" calcext:value-type="float">
            <text:p>6.68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4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8168" calcext:value-type="float">
            <text:p>6.67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4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512" calcext:value-type="float">
            <text:p>6.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4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4264" calcext:value-type="float">
            <text:p>6.68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4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2552" calcext:value-type="float">
            <text:p>6.70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4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6936" calcext:value-type="float">
            <text:p>6.72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4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3512" calcext:value-type="float">
            <text:p>6.76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4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1904" calcext:value-type="float">
            <text:p>6.85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4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0192" calcext:value-type="float">
            <text:p>6.87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4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1904" calcext:value-type="float">
            <text:p>6.85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4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2968" calcext:value-type="float">
            <text:p>6.98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4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4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6976" calcext:value-type="float">
            <text:p>7.04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4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3072" calcext:value-type="float">
            <text:p>7.05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4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9168" calcext:value-type="float">
            <text:p>7.05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4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1464" calcext:value-type="float">
            <text:p>7.14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4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4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5952" calcext:value-type="float">
            <text:p>7.23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4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5576" calcext:value-type="float">
            <text:p>7.27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4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9584" calcext:value-type="float">
            <text:p>7.33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4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6848" calcext:value-type="float">
            <text:p>7.54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4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3632" calcext:value-type="float">
            <text:p>7.72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4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9792" calcext:value-type="float">
            <text:p>7.47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4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5784" calcext:value-type="float">
            <text:p>7.41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4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5472" calcext:value-type="float">
            <text:p>7.20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4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1672" calcext:value-type="float">
            <text:p>7.28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4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3632" calcext:value-type="float">
            <text:p>7.72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4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3216" calcext:value-type="float">
            <text:p>7.44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4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9648" calcext:value-type="float">
            <text:p>7.08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4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0984" calcext:value-type="float">
            <text:p>7.11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4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1672" calcext:value-type="float">
            <text:p>7.28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4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6536" calcext:value-type="float">
            <text:p>7.33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4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756" calcext:value-type="float">
            <text:p>7.14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4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5096" calcext:value-type="float">
            <text:p>7.24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4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9832" calcext:value-type="float">
            <text:p>7.79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4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62" calcext:value-type="float">
            <text:p>7.6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4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0816" calcext:value-type="float">
            <text:p>7.29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4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0984" calcext:value-type="float">
            <text:p>7.11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4-08-13 18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1736" calcext:value-type="float">
            <text:p>7.03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4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4072" calcext:value-type="float">
            <text:p>7.43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4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6848" calcext:value-type="float">
            <text:p>7.54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4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1672" calcext:value-type="float">
            <text:p>7.28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4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0504" calcext:value-type="float">
            <text:p>7.08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4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0024" calcext:value-type="float">
            <text:p>7.05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4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944" calcext:value-type="float">
            <text:p>6.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4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9712" calcext:value-type="float">
            <text:p>6.83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4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8376" calcext:value-type="float">
            <text:p>6.81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4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1424" calcext:value-type="float">
            <text:p>6.82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4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228" calcext:value-type="float">
            <text:p>6.81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4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6184" calcext:value-type="float">
            <text:p>6.80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4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3136" calcext:value-type="float">
            <text:p>6.80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5328" calcext:value-type="float">
            <text:p>6.81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4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9232" calcext:value-type="float">
            <text:p>6.80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4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0088" calcext:value-type="float">
            <text:p>6.80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4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5328" calcext:value-type="float">
            <text:p>6.81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4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4096" calcext:value-type="float">
            <text:p>6.86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4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0192" calcext:value-type="float">
            <text:p>6.87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4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4096" calcext:value-type="float">
            <text:p>6.86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4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8856" calcext:value-type="float">
            <text:p>6.84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4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4472" calcext:value-type="float">
            <text:p>6.82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4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9232" calcext:value-type="float">
            <text:p>6.80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4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848" calcext:value-type="float">
            <text:p>6.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4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1152" calcext:value-type="float">
            <text:p>6.93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4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9064" calcext:value-type="float">
            <text:p>6.98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4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3552" calcext:value-type="float">
            <text:p>7.08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4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6808" calcext:value-type="float">
            <text:p>7.22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4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7456" calcext:value-type="float">
            <text:p>7.07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4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7664" calcext:value-type="float">
            <text:p>7.21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4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0232" calcext:value-type="float">
            <text:p>7.19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4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4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0296" calcext:value-type="float">
            <text:p>6.94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4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2008" calcext:value-type="float">
            <text:p>6.92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4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2864" calcext:value-type="float">
            <text:p>6.91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4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2488" calcext:value-type="float">
            <text:p>6.95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4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5744" calcext:value-type="float">
            <text:p>7.09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4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7728" calcext:value-type="float">
            <text:p>6.96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4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8104" calcext:value-type="float">
            <text:p>6.92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4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5056" calcext:value-type="float">
            <text:p>6.92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4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5056" calcext:value-type="float">
            <text:p>6.92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4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7248" calcext:value-type="float">
            <text:p>6.93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4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7728" calcext:value-type="float">
            <text:p>6.96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4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1464" calcext:value-type="float">
            <text:p>7.14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4992" calcext:value-type="float">
            <text:p>7.17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4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5448" calcext:value-type="float">
            <text:p>7.77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4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0624" calcext:value-type="float">
            <text:p>8.04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4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1856" calcext:value-type="float">
            <text:p>7.99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4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812" calcext:value-type="float">
            <text:p>7.81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4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4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0376" calcext:value-type="float">
            <text:p>7.58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4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5344" calcext:value-type="float">
            <text:p>7.70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4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904" calcext:value-type="float">
            <text:p>7.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4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4072" calcext:value-type="float">
            <text:p>7.43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4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8352" calcext:value-type="float">
            <text:p>7.38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4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6432" calcext:value-type="float">
            <text:p>7.26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4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6432" calcext:value-type="float">
            <text:p>7.26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4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1736" calcext:value-type="float">
            <text:p>7.03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4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6664" calcext:value-type="float">
            <text:p>6.8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4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3616" calcext:value-type="float">
            <text:p>6.83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4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6664" calcext:value-type="float">
            <text:p>6.8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4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0776" calcext:value-type="float">
            <text:p>6.97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4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232" calcext:value-type="float">
            <text:p>7.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4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4032" calcext:value-type="float">
            <text:p>7.11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4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6976" calcext:value-type="float">
            <text:p>7.04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4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4032" calcext:value-type="float">
            <text:p>7.11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4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612" calcext:value-type="float">
            <text:p>7.05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4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4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7352" calcext:value-type="float">
            <text:p>7.00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4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2864" calcext:value-type="float">
            <text:p>6.91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4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944" calcext:value-type="float">
            <text:p>6.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4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7728" calcext:value-type="float">
            <text:p>6.96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4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7896" calcext:value-type="float">
            <text:p>6.78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4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4096" calcext:value-type="float">
            <text:p>6.86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2176" calcext:value-type="float">
            <text:p>6.74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4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3784" calcext:value-type="float">
            <text:p>6.65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4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464" calcext:value-type="float">
            <text:p>6.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4-05-28 17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5496" calcext:value-type="float">
            <text:p>6.63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4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7312" calcext:value-type="float">
            <text:p>6.68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4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848" calcext:value-type="float">
            <text:p>6.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4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9712" calcext:value-type="float">
            <text:p>6.83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4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7312" calcext:value-type="float">
            <text:p>6.68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4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5912" calcext:value-type="float">
            <text:p>6.91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4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8168" calcext:value-type="float">
            <text:p>6.67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4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0632" calcext:value-type="float">
            <text:p>6.58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4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0632" calcext:value-type="float">
            <text:p>6.58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4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6728" calcext:value-type="float">
            <text:p>6.58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4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988" calcext:value-type="float">
            <text:p>6.65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4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4368" calcext:value-type="float">
            <text:p>6.75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4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132" calcext:value-type="float">
            <text:p>6.75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4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9128" calcext:value-type="float">
            <text:p>6.73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4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608" calcext:value-type="float">
            <text:p>6.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4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3992" calcext:value-type="float">
            <text:p>6.79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4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228" calcext:value-type="float">
            <text:p>6.81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4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6184" calcext:value-type="float">
            <text:p>6.80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4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6664" calcext:value-type="float">
            <text:p>6.8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4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3448" calcext:value-type="float">
            <text:p>7.01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4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4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4512" calcext:value-type="float">
            <text:p>7.14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4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5912" calcext:value-type="float">
            <text:p>6.91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4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0568" calcext:value-type="float">
            <text:p>6.83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4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1152" calcext:value-type="float">
            <text:p>6.93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4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4888" calcext:value-type="float">
            <text:p>7.10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4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4576" calcext:value-type="float">
            <text:p>6.89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4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2656" calcext:value-type="float">
            <text:p>6.77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3512" calcext:value-type="float">
            <text:p>6.76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4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656" calcext:value-type="float">
            <text:p>6.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4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5432" calcext:value-type="float">
            <text:p>6.88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4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6496" calcext:value-type="float">
            <text:p>7.01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4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4848" calcext:value-type="float">
            <text:p>6.78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4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2656" calcext:value-type="float">
            <text:p>6.77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4-04-24 16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6664" calcext:value-type="float">
            <text:p>6.8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4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9504" calcext:value-type="float">
            <text:p>6.69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4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1112" calcext:value-type="float">
            <text:p>6.61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4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2824" calcext:value-type="float">
            <text:p>6.59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4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368" calcext:value-type="float">
            <text:p>6.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4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1488" calcext:value-type="float">
            <text:p>6.57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4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6248" calcext:value-type="float">
            <text:p>6.55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4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1008" calcext:value-type="float">
            <text:p>6.54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4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5768" calcext:value-type="float">
            <text:p>6.52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4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748" calcext:value-type="float">
            <text:p>6.50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4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4432" calcext:value-type="float">
            <text:p>6.50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4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7376" calcext:value-type="float">
            <text:p>6.43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4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7376" calcext:value-type="float">
            <text:p>6.43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4-04-11 16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5288" calcext:value-type="float">
            <text:p>6.49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4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2176" calcext:value-type="float">
            <text:p>6.74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4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372" calcext:value-type="float">
            <text:p>6.90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4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4952" calcext:value-type="float">
            <text:p>6.85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4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9128" calcext:value-type="float">
            <text:p>6.73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4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9984" calcext:value-type="float">
            <text:p>6.72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4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084" calcext:value-type="float">
            <text:p>6.72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4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8648" calcext:value-type="float">
            <text:p>6.70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4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3408" calcext:value-type="float">
            <text:p>6.69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4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3408" calcext:value-type="float">
            <text:p>6.69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4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036" calcext:value-type="float">
            <text:p>6.69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1216" calcext:value-type="float">
            <text:p>6.68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4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9024" calcext:value-type="float">
            <text:p>6.66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4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3784" calcext:value-type="float">
            <text:p>6.65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4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5496" calcext:value-type="float">
            <text:p>6.63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4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7208" calcext:value-type="float">
            <text:p>6.61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4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94" calcext:value-type="float">
            <text:p>6.62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4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6352" calcext:value-type="float">
            <text:p>6.62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4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1112" calcext:value-type="float">
            <text:p>6.61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4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6728" calcext:value-type="float">
            <text:p>6.58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4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368" calcext:value-type="float">
            <text:p>6.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4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6728" calcext:value-type="float">
            <text:p>6.58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4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844" calcext:value-type="float">
            <text:p>6.56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4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32" calcext:value-type="float">
            <text:p>6.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4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5768" calcext:value-type="float">
            <text:p>6.52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4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8336" calcext:value-type="float">
            <text:p>6.49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4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0048" calcext:value-type="float">
            <text:p>6.48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4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0904" calcext:value-type="float">
            <text:p>6.47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4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652" calcext:value-type="float">
            <text:p>6.44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4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4704" calcext:value-type="float">
            <text:p>6.39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4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0696" calcext:value-type="float">
            <text:p>6.33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4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2784" calcext:value-type="float">
            <text:p>6.27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4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364" calcext:value-type="float">
            <text:p>6.2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4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2616" calcext:value-type="float">
            <text:p>6.45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4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6936" calcext:value-type="float">
            <text:p>6.72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4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7792" calcext:value-type="float">
            <text:p>6.71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4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4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4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4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3408" calcext:value-type="float">
            <text:p>6.69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4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4264" calcext:value-type="float">
            <text:p>6.68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4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036" calcext:value-type="float">
            <text:p>6.69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7312" calcext:value-type="float">
            <text:p>6.68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5976" calcext:value-type="float">
            <text:p>6.66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4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7688" calcext:value-type="float">
            <text:p>6.64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4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5496" calcext:value-type="float">
            <text:p>6.63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4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6352" calcext:value-type="float">
            <text:p>6.62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4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1968" calcext:value-type="float">
            <text:p>6.60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4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1488" calcext:value-type="float">
            <text:p>6.57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4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6248" calcext:value-type="float">
            <text:p>6.55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4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0152" calcext:value-type="float">
            <text:p>6.55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4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1864" calcext:value-type="float">
            <text:p>6.53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4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3576" calcext:value-type="float">
            <text:p>6.51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4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5288" calcext:value-type="float">
            <text:p>6.49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4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0048" calcext:value-type="float">
            <text:p>6.48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4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176" calcext:value-type="float">
            <text:p>6.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4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0424" calcext:value-type="float">
            <text:p>6.44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4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2136" calcext:value-type="float">
            <text:p>6.42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4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2616" calcext:value-type="float">
            <text:p>6.45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4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0256" calcext:value-type="float">
            <text:p>6.62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4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0464" calcext:value-type="float">
            <text:p>6.76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4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3512" calcext:value-type="float">
            <text:p>6.76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4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3512" calcext:value-type="float">
            <text:p>6.76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4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7416" calcext:value-type="float">
            <text:p>6.75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4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132" calcext:value-type="float">
            <text:p>6.75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4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3032" calcext:value-type="float">
            <text:p>6.73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4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3888" calcext:value-type="float">
            <text:p>6.72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4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2656" calcext:value-type="float">
            <text:p>6.77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4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3136" calcext:value-type="float">
            <text:p>6.80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4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704" calcext:value-type="float">
            <text:p>6.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4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704" calcext:value-type="float">
            <text:p>6.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0944" calcext:value-type="float">
            <text:p>6.79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4-01-30 19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5704" calcext:value-type="float">
            <text:p>6.77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4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3512" calcext:value-type="float">
            <text:p>6.76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4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4368" calcext:value-type="float">
            <text:p>6.75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4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8752" calcext:value-type="float">
            <text:p>6.77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4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7896" calcext:value-type="float">
            <text:p>6.78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4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704" calcext:value-type="float">
            <text:p>6.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4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0088" calcext:value-type="float">
            <text:p>6.80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4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3136" calcext:value-type="float">
            <text:p>6.80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4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6184" calcext:value-type="float">
            <text:p>6.80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4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9232" calcext:value-type="float">
            <text:p>6.80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4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6184" calcext:value-type="float">
            <text:p>6.80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4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704" calcext:value-type="float">
            <text:p>6.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4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704" calcext:value-type="float">
            <text:p>6.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4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6184" calcext:value-type="float">
            <text:p>6.80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4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704" calcext:value-type="float">
            <text:p>6.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4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3992" calcext:value-type="float">
            <text:p>6.79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4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3992" calcext:value-type="float">
            <text:p>6.79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4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0944" calcext:value-type="float">
            <text:p>6.79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4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2656" calcext:value-type="float">
            <text:p>6.77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4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5704" calcext:value-type="float">
            <text:p>6.77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4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9608" calcext:value-type="float">
            <text:p>6.76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4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7896" calcext:value-type="float">
            <text:p>6.78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4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752" calcext:value-type="float">
            <text:p>6.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4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8376" calcext:value-type="float">
            <text:p>6.81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4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228" calcext:value-type="float">
            <text:p>6.81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4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5808" calcext:value-type="float">
            <text:p>6.84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4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5808" calcext:value-type="float">
            <text:p>6.84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4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276" calcext:value-type="float">
            <text:p>6.84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4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5808" calcext:value-type="float">
            <text:p>6.84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4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9712" calcext:value-type="float">
            <text:p>6.83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6664" calcext:value-type="float">
            <text:p>6.8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3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0568" calcext:value-type="float">
            <text:p>6.83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3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4472" calcext:value-type="float">
            <text:p>6.82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3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228" calcext:value-type="float">
            <text:p>6.81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3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6184" calcext:value-type="float">
            <text:p>6.80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3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3136" calcext:value-type="float">
            <text:p>6.80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3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0088" calcext:value-type="float">
            <text:p>6.80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3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9232" calcext:value-type="float">
            <text:p>6.80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3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228" calcext:value-type="float">
            <text:p>6.81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3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228" calcext:value-type="float">
            <text:p>6.81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3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5328" calcext:value-type="float">
            <text:p>6.81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3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5328" calcext:value-type="float">
            <text:p>6.81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3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9232" calcext:value-type="float">
            <text:p>6.80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3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0944" calcext:value-type="float">
            <text:p>6.79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3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0088" calcext:value-type="float">
            <text:p>6.80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3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276" calcext:value-type="float">
            <text:p>6.84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3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1904" calcext:value-type="float">
            <text:p>6.85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3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4952" calcext:value-type="float">
            <text:p>6.85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3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4952" calcext:value-type="float">
            <text:p>6.85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3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5808" calcext:value-type="float">
            <text:p>6.84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3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5808" calcext:value-type="float">
            <text:p>6.84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3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9336" calcext:value-type="float">
            <text:p>6.87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3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9816" calcext:value-type="float">
            <text:p>6.90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3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9816" calcext:value-type="float">
            <text:p>6.90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3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6768" calcext:value-type="float">
            <text:p>6.90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3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0672" calcext:value-type="float">
            <text:p>6.90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3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9336" calcext:value-type="float">
            <text:p>6.87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3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8856" calcext:value-type="float">
            <text:p>6.84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3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324" calcext:value-type="float">
            <text:p>6.87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3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5536" calcext:value-type="float">
            <text:p>6.95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3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3824" calcext:value-type="float">
            <text:p>6.97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3824" calcext:value-type="float">
            <text:p>6.97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3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0776" calcext:value-type="float">
            <text:p>6.97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3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8584" calcext:value-type="float">
            <text:p>6.95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3-11-27 18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944" calcext:value-type="float">
            <text:p>6.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3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0776" calcext:value-type="float">
            <text:p>6.97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3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6872" calcext:value-type="float">
            <text:p>6.97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3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66" calcext:value-type="float">
            <text:p>7.08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3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992" calcext:value-type="float">
            <text:p>6.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3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3344" calcext:value-type="float">
            <text:p>6.94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3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0296" calcext:value-type="float">
            <text:p>6.94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3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468" calcext:value-type="float">
            <text:p>6.96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3824" calcext:value-type="float">
            <text:p>6.97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3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372" calcext:value-type="float">
            <text:p>6.90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3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7624" calcext:value-type="float">
            <text:p>6.89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3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0672" calcext:value-type="float">
            <text:p>6.90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3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2864" calcext:value-type="float">
            <text:p>6.91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3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5912" calcext:value-type="float">
            <text:p>6.91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3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9816" calcext:value-type="float">
            <text:p>6.90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3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372" calcext:value-type="float">
            <text:p>6.90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3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372" calcext:value-type="float">
            <text:p>6.90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3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0672" calcext:value-type="float">
            <text:p>6.90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3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1528" calcext:value-type="float">
            <text:p>6.89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3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324" calcext:value-type="float">
            <text:p>6.87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3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8856" calcext:value-type="float">
            <text:p>6.84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3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276" calcext:value-type="float">
            <text:p>6.84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3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468" calcext:value-type="float">
            <text:p>6.96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3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6872" calcext:value-type="float">
            <text:p>6.97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3-09-14 17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6872" calcext:value-type="float">
            <text:p>6.97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3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3552" calcext:value-type="float">
            <text:p>7.08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3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5368" calcext:value-type="float">
            <text:p>7.13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3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3072" calcext:value-type="float">
            <text:p>7.05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3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1736" calcext:value-type="float">
            <text:p>7.03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3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0608" calcext:value-type="float">
            <text:p>7.15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3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852" calcext:value-type="float">
            <text:p>7.20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3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7184" calcext:value-type="float">
            <text:p>7.18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3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3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8208" calcext:value-type="float">
            <text:p>6.99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3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1256" calcext:value-type="float">
            <text:p>7.00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3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1256" calcext:value-type="float">
            <text:p>7.00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3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1256" calcext:value-type="float">
            <text:p>7.00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3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3448" calcext:value-type="float">
            <text:p>7.01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9544" calcext:value-type="float">
            <text:p>7.01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3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7832" calcext:value-type="float">
            <text:p>7.03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3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756" calcext:value-type="float">
            <text:p>7.14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3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1128" calcext:value-type="float">
            <text:p>7.50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3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2608" calcext:value-type="float">
            <text:p>7.91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3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3152" calcext:value-type="float">
            <text:p>7.69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3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6744" calcext:value-type="float">
            <text:p>7.47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3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0712" calcext:value-type="float">
            <text:p>7.22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3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9648" calcext:value-type="float">
            <text:p>7.08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3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0128" calcext:value-type="float">
            <text:p>7.12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3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9544" calcext:value-type="float">
            <text:p>7.01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3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992" calcext:value-type="float">
            <text:p>6.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3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2488" calcext:value-type="float">
            <text:p>6.95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3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8104" calcext:value-type="float">
            <text:p>6.92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3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2864" calcext:value-type="float">
            <text:p>6.91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3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9816" calcext:value-type="float">
            <text:p>6.90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3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4784" calcext:value-type="float">
            <text:p>7.03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3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4888" calcext:value-type="float">
            <text:p>7.10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3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7392" calcext:value-type="float">
            <text:p>7.32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3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5616" calcext:value-type="float">
            <text:p>7.5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3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0816" calcext:value-type="float">
            <text:p>7.29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3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9648" calcext:value-type="float">
            <text:p>7.08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3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0024" calcext:value-type="float">
            <text:p>7.05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3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564" calcext:value-type="float">
            <text:p>7.02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3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5096" calcext:value-type="float">
            <text:p>7.24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3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3592" calcext:value-type="float">
            <text:p>7.40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3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9896" calcext:value-type="float">
            <text:p>7.54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3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6952" calcext:value-type="float">
            <text:p>7.61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3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7392" calcext:value-type="float">
            <text:p>7.32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3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8688" calcext:value-type="float">
            <text:p>7.02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3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4408" calcext:value-type="float">
            <text:p>7.07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5536" calcext:value-type="float">
            <text:p>6.95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3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4784" calcext:value-type="float">
            <text:p>7.03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3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4408" calcext:value-type="float">
            <text:p>7.07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3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6016" calcext:value-type="float">
            <text:p>6.98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3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4096" calcext:value-type="float">
            <text:p>6.86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3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752" calcext:value-type="float">
            <text:p>6.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3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6184" calcext:value-type="float">
            <text:p>6.80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3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0088" calcext:value-type="float">
            <text:p>6.80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3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0944" calcext:value-type="float">
            <text:p>6.79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3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752" calcext:value-type="float">
            <text:p>6.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3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7624" calcext:value-type="float">
            <text:p>6.89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3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2384" calcext:value-type="float">
            <text:p>6.88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3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4952" calcext:value-type="float">
            <text:p>6.85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3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1424" calcext:value-type="float">
            <text:p>6.82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3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3136" calcext:value-type="float">
            <text:p>6.80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3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3992" calcext:value-type="float">
            <text:p>6.79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3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7896" calcext:value-type="float">
            <text:p>6.78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3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8752" calcext:value-type="float">
            <text:p>6.77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3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0944" calcext:value-type="float">
            <text:p>6.79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3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0088" calcext:value-type="float">
            <text:p>6.80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3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7896" calcext:value-type="float">
            <text:p>6.78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3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6664" calcext:value-type="float">
            <text:p>6.8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3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8688" calcext:value-type="float">
            <text:p>7.02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3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6976" calcext:value-type="float">
            <text:p>7.04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3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8584" calcext:value-type="float">
            <text:p>6.95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3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468" calcext:value-type="float">
            <text:p>6.96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3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896" calcext:value-type="float">
            <text:p>6.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3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276" calcext:value-type="float">
            <text:p>6.84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3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7144" calcext:value-type="float">
            <text:p>6.86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3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3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9648" calcext:value-type="float">
            <text:p>7.08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3176" calcext:value-type="float">
            <text:p>7.12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3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4408" calcext:value-type="float">
            <text:p>7.07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3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1632" calcext:value-type="float">
            <text:p>6.96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3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228" calcext:value-type="float">
            <text:p>6.81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3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1488" calcext:value-type="float">
            <text:p>6.57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3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9296" calcext:value-type="float">
            <text:p>6.55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3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7104" calcext:value-type="float">
            <text:p>6.54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3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4912" calcext:value-type="float">
            <text:p>6.53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3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8816" calcext:value-type="float">
            <text:p>6.52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3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6248" calcext:value-type="float">
            <text:p>6.55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3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4536" calcext:value-type="float">
            <text:p>6.57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3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2824" calcext:value-type="float">
            <text:p>6.59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3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416" calcext:value-type="float">
            <text:p>6.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3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416" calcext:value-type="float">
            <text:p>6.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3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7688" calcext:value-type="float">
            <text:p>6.64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3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3512" calcext:value-type="float">
            <text:p>6.76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3-06-14 15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5304" calcext:value-type="float">
            <text:p>7.38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3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952" calcext:value-type="float">
            <text:p>7.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3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2104" calcext:value-type="float">
            <text:p>8.45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3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0536" calcext:value-type="float">
            <text:p>8.86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3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2688" calcext:value-type="float">
            <text:p>8.55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3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3232" calcext:value-type="float">
            <text:p>8.33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3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5216" calcext:value-type="float">
            <text:p>8.20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3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624" calcext:value-type="float">
            <text:p>8.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3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1816" calcext:value-type="float">
            <text:p>7.67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3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8456" calcext:value-type="float">
            <text:p>7.45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3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904" calcext:value-type="float">
            <text:p>7.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3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3384" calcext:value-type="float">
            <text:p>7.26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3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3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66" calcext:value-type="float">
            <text:p>7.08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7392" calcext:value-type="float">
            <text:p>7.32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3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14" calcext:value-type="float">
            <text:p>7.39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3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5032" calcext:value-type="float">
            <text:p>7.49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3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3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5952" calcext:value-type="float">
            <text:p>7.23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3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0336" calcext:value-type="float">
            <text:p>7.26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3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9544" calcext:value-type="float">
            <text:p>7.01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3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468" calcext:value-type="float">
            <text:p>6.96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3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468" calcext:value-type="float">
            <text:p>6.96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3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992" calcext:value-type="float">
            <text:p>6.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3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8208" calcext:value-type="float">
            <text:p>6.99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3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1088" calcext:value-type="float">
            <text:p>7.18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3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3072" calcext:value-type="float">
            <text:p>7.05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3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6016" calcext:value-type="float">
            <text:p>6.98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3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2968" calcext:value-type="float">
            <text:p>6.98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3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6872" calcext:value-type="float">
            <text:p>6.97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3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3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564" calcext:value-type="float">
            <text:p>7.02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3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3928" calcext:value-type="float">
            <text:p>7.04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3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7808" calcext:value-type="float">
            <text:p>7.6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3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2296" calcext:value-type="float">
            <text:p>7.70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3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4448" calcext:value-type="float">
            <text:p>7.39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3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232" calcext:value-type="float">
            <text:p>7.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3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3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9376" calcext:value-type="float">
            <text:p>7.19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3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1944" calcext:value-type="float">
            <text:p>7.17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3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9272" calcext:value-type="float">
            <text:p>7.12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3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3552" calcext:value-type="float">
            <text:p>7.08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3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2008" calcext:value-type="float">
            <text:p>6.92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3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6768" calcext:value-type="float">
            <text:p>6.90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3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1528" calcext:value-type="float">
            <text:p>6.89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324" calcext:value-type="float">
            <text:p>6.87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3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7624" calcext:value-type="float">
            <text:p>6.89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3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6768" calcext:value-type="float">
            <text:p>6.90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3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2696" calcext:value-type="float">
            <text:p>7.09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3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708" calcext:value-type="float">
            <text:p>7.11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3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944" calcext:value-type="float">
            <text:p>6.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3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8104" calcext:value-type="float">
            <text:p>6.92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3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42" calcext:value-type="float">
            <text:p>6.93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3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6872" calcext:value-type="float">
            <text:p>6.97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3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0128" calcext:value-type="float">
            <text:p>7.12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3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7936" calcext:value-type="float">
            <text:p>7.10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3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2968" calcext:value-type="float">
            <text:p>6.98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3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3824" calcext:value-type="float">
            <text:p>6.97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3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276" calcext:value-type="float">
            <text:p>6.84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3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6664" calcext:value-type="float">
            <text:p>6.8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3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9712" calcext:value-type="float">
            <text:p>6.83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3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6664" calcext:value-type="float">
            <text:p>6.8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3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3616" calcext:value-type="float">
            <text:p>6.83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3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3616" calcext:value-type="float">
            <text:p>6.83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3-04-11 18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5808" calcext:value-type="float">
            <text:p>6.84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3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3616" calcext:value-type="float">
            <text:p>6.83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3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752" calcext:value-type="float">
            <text:p>6.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3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6664" calcext:value-type="float">
            <text:p>6.8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3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3616" calcext:value-type="float">
            <text:p>6.83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3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4472" calcext:value-type="float">
            <text:p>6.82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3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228" calcext:value-type="float">
            <text:p>6.81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3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3136" calcext:value-type="float">
            <text:p>6.80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3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8" calcext:value-type="float">
            <text:p>6.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3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5432" calcext:value-type="float">
            <text:p>6.88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3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9336" calcext:value-type="float">
            <text:p>6.87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6288" calcext:value-type="float">
            <text:p>6.87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3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7144" calcext:value-type="float">
            <text:p>6.86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3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4952" calcext:value-type="float">
            <text:p>6.85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3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7144" calcext:value-type="float">
            <text:p>6.86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3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1528" calcext:value-type="float">
            <text:p>6.89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3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848" calcext:value-type="float">
            <text:p>6.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3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2384" calcext:value-type="float">
            <text:p>6.88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3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9336" calcext:value-type="float">
            <text:p>6.87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3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324" calcext:value-type="float">
            <text:p>6.87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3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7144" calcext:value-type="float">
            <text:p>6.86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3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4096" calcext:value-type="float">
            <text:p>6.86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3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1904" calcext:value-type="float">
            <text:p>6.85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3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3616" calcext:value-type="float">
            <text:p>6.83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3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1424" calcext:value-type="float">
            <text:p>6.82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3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1048" calcext:value-type="float">
            <text:p>6.86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3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6768" calcext:value-type="float">
            <text:p>6.90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3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372" calcext:value-type="float">
            <text:p>6.90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3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9712" calcext:value-type="float">
            <text:p>6.83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3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752" calcext:value-type="float">
            <text:p>6.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3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6664" calcext:value-type="float">
            <text:p>6.8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3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5808" calcext:value-type="float">
            <text:p>6.84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3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896" calcext:value-type="float">
            <text:p>6.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3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8584" calcext:value-type="float">
            <text:p>6.95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3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1528" calcext:value-type="float">
            <text:p>6.89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3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9232" calcext:value-type="float">
            <text:p>6.80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3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3136" calcext:value-type="float">
            <text:p>6.80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3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0088" calcext:value-type="float">
            <text:p>6.80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3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7896" calcext:value-type="float">
            <text:p>6.78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3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2656" calcext:value-type="float">
            <text:p>6.77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3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2656" calcext:value-type="float">
            <text:p>6.77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3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9608" calcext:value-type="float">
            <text:p>6.76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7416" calcext:value-type="float">
            <text:p>6.75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3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5224" calcext:value-type="float">
            <text:p>6.74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3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2176" calcext:value-type="float">
            <text:p>6.74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3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9128" calcext:value-type="float">
            <text:p>6.73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3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9128" calcext:value-type="float">
            <text:p>6.73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3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9984" calcext:value-type="float">
            <text:p>6.72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3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4744" calcext:value-type="float">
            <text:p>6.71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3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2552" calcext:value-type="float">
            <text:p>6.70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3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3408" calcext:value-type="float">
            <text:p>6.69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3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3408" calcext:value-type="float">
            <text:p>6.69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3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3408" calcext:value-type="float">
            <text:p>6.69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3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7312" calcext:value-type="float">
            <text:p>6.68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3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1216" calcext:value-type="float">
            <text:p>6.68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3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2072" calcext:value-type="float">
            <text:p>6.67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3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3784" calcext:value-type="float">
            <text:p>6.65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3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2448" calcext:value-type="float">
            <text:p>6.63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3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8064" calcext:value-type="float">
            <text:p>6.60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3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94" calcext:value-type="float">
            <text:p>6.62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3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464" calcext:value-type="float">
            <text:p>6.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3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6352" calcext:value-type="float">
            <text:p>6.62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3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8064" calcext:value-type="float">
            <text:p>6.60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3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2824" calcext:value-type="float">
            <text:p>6.59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3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844" calcext:value-type="float">
            <text:p>6.56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3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0152" calcext:value-type="float">
            <text:p>6.55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3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4056" calcext:value-type="float">
            <text:p>6.54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3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3576" calcext:value-type="float">
            <text:p>6.51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3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176" calcext:value-type="float">
            <text:p>6.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3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0048" calcext:value-type="float">
            <text:p>6.48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748" calcext:value-type="float">
            <text:p>6.50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3-01-30 14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2344" calcext:value-type="float">
            <text:p>6.56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3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94" calcext:value-type="float">
            <text:p>6.62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3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464" calcext:value-type="float">
            <text:p>6.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3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3784" calcext:value-type="float">
            <text:p>6.65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3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5976" calcext:value-type="float">
            <text:p>6.66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3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7312" calcext:value-type="float">
            <text:p>6.68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3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8648" calcext:value-type="float">
            <text:p>6.70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3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3888" calcext:value-type="float">
            <text:p>6.72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3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18" calcext:value-type="float">
            <text:p>6.7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3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4472" calcext:value-type="float">
            <text:p>6.82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3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752" calcext:value-type="float">
            <text:p>6.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3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1424" calcext:value-type="float">
            <text:p>6.82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3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1424" calcext:value-type="float">
            <text:p>6.82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3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5328" calcext:value-type="float">
            <text:p>6.81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3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228" calcext:value-type="float">
            <text:p>6.81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3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9232" calcext:value-type="float">
            <text:p>6.80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3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0088" calcext:value-type="float">
            <text:p>6.80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3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9232" calcext:value-type="float">
            <text:p>6.80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3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8856" calcext:value-type="float">
            <text:p>6.84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3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8" calcext:value-type="float">
            <text:p>6.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3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8" calcext:value-type="float">
            <text:p>6.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3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4952" calcext:value-type="float">
            <text:p>6.85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3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1904" calcext:value-type="float">
            <text:p>6.85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3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5808" calcext:value-type="float">
            <text:p>6.84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3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6664" calcext:value-type="float">
            <text:p>6.8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3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752" calcext:value-type="float">
            <text:p>6.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3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4952" calcext:value-type="float">
            <text:p>6.85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3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9336" calcext:value-type="float">
            <text:p>6.87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3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5432" calcext:value-type="float">
            <text:p>6.88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3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5432" calcext:value-type="float">
            <text:p>6.88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2384" calcext:value-type="float">
            <text:p>6.88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2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848" calcext:value-type="float">
            <text:p>6.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2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4576" calcext:value-type="float">
            <text:p>6.89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2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7624" calcext:value-type="float">
            <text:p>6.89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2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0672" calcext:value-type="float">
            <text:p>6.90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2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372" calcext:value-type="float">
            <text:p>6.90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2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372" calcext:value-type="float">
            <text:p>6.90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2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372" calcext:value-type="float">
            <text:p>6.90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2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7624" calcext:value-type="float">
            <text:p>6.89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2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2384" calcext:value-type="float">
            <text:p>6.88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2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6288" calcext:value-type="float">
            <text:p>6.87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2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4576" calcext:value-type="float">
            <text:p>6.89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2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5056" calcext:value-type="float">
            <text:p>6.92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2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2864" calcext:value-type="float">
            <text:p>6.91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2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848" calcext:value-type="float">
            <text:p>6.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2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1048" calcext:value-type="float">
            <text:p>6.86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2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848" calcext:value-type="float">
            <text:p>6.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2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944" calcext:value-type="float">
            <text:p>6.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2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944" calcext:value-type="float">
            <text:p>6.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2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944" calcext:value-type="float">
            <text:p>6.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2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5536" calcext:value-type="float">
            <text:p>6.95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2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8584" calcext:value-type="float">
            <text:p>6.95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2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5536" calcext:value-type="float">
            <text:p>6.95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2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2488" calcext:value-type="float">
            <text:p>6.95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2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5536" calcext:value-type="float">
            <text:p>6.95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2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944" calcext:value-type="float">
            <text:p>6.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2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3344" calcext:value-type="float">
            <text:p>6.94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2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7248" calcext:value-type="float">
            <text:p>6.93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2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42" calcext:value-type="float">
            <text:p>6.93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2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2008" calcext:value-type="float">
            <text:p>6.92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2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5912" calcext:value-type="float">
            <text:p>6.91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42" calcext:value-type="float">
            <text:p>6.93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2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5536" calcext:value-type="float">
            <text:p>6.95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2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5536" calcext:value-type="float">
            <text:p>6.95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2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944" calcext:value-type="float">
            <text:p>6.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2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2488" calcext:value-type="float">
            <text:p>6.95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2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8584" calcext:value-type="float">
            <text:p>6.95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2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3824" calcext:value-type="float">
            <text:p>6.97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2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0776" calcext:value-type="float">
            <text:p>6.97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2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0776" calcext:value-type="float">
            <text:p>6.97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2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0776" calcext:value-type="float">
            <text:p>6.97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2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0776" calcext:value-type="float">
            <text:p>6.97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2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0776" calcext:value-type="float">
            <text:p>6.97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2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468" calcext:value-type="float">
            <text:p>6.96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2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8584" calcext:value-type="float">
            <text:p>6.95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2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944" calcext:value-type="float">
            <text:p>6.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2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0296" calcext:value-type="float">
            <text:p>6.94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2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42" calcext:value-type="float">
            <text:p>6.93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2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2864" calcext:value-type="float">
            <text:p>6.91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2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1528" calcext:value-type="float">
            <text:p>6.89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2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9816" calcext:value-type="float">
            <text:p>6.90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2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6016" calcext:value-type="float">
            <text:p>6.98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2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7352" calcext:value-type="float">
            <text:p>7.00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2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7352" calcext:value-type="float">
            <text:p>7.00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2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4304" calcext:value-type="float">
            <text:p>7.00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2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4304" calcext:value-type="float">
            <text:p>7.00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2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1256" calcext:value-type="float">
            <text:p>7.00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2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4304" calcext:value-type="float">
            <text:p>7.00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2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4304" calcext:value-type="float">
            <text:p>7.00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2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4304" calcext:value-type="float">
            <text:p>7.00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2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4304" calcext:value-type="float">
            <text:p>7.00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1256" calcext:value-type="float">
            <text:p>7.00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2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1256" calcext:value-type="float">
            <text:p>7.00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2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2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3448" calcext:value-type="float">
            <text:p>7.01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2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3448" calcext:value-type="float">
            <text:p>7.01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2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2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2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3448" calcext:value-type="float">
            <text:p>7.01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2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2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7352" calcext:value-type="float">
            <text:p>7.00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2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7352" calcext:value-type="float">
            <text:p>7.00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2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4304" calcext:value-type="float">
            <text:p>7.00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2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7352" calcext:value-type="float">
            <text:p>7.00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2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8208" calcext:value-type="float">
            <text:p>6.99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2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6016" calcext:value-type="float">
            <text:p>6.98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2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2968" calcext:value-type="float">
            <text:p>6.98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2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3824" calcext:value-type="float">
            <text:p>6.97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2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8584" calcext:value-type="float">
            <text:p>6.95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2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5536" calcext:value-type="float">
            <text:p>6.95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2-10-12 17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2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0024" calcext:value-type="float">
            <text:p>7.05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2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0024" calcext:value-type="float">
            <text:p>7.05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2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3072" calcext:value-type="float">
            <text:p>7.05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2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3072" calcext:value-type="float">
            <text:p>7.05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2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612" calcext:value-type="float">
            <text:p>7.05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2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612" calcext:value-type="float">
            <text:p>7.05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2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612" calcext:value-type="float">
            <text:p>7.05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2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2216" calcext:value-type="float">
            <text:p>7.06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2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0504" calcext:value-type="float">
            <text:p>7.08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2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804" calcext:value-type="float">
            <text:p>7.17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2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0168" calcext:value-type="float">
            <text:p>7.44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5576" calcext:value-type="float">
            <text:p>7.27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2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2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2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7352" calcext:value-type="float">
            <text:p>7.00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2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8208" calcext:value-type="float">
            <text:p>6.99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2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516" calcext:value-type="float">
            <text:p>6.99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2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4304" calcext:value-type="float">
            <text:p>7.00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2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3448" calcext:value-type="float">
            <text:p>7.01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2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7832" calcext:value-type="float">
            <text:p>7.03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2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6056" calcext:value-type="float">
            <text:p>7.30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2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804" calcext:value-type="float">
            <text:p>7.17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2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3344" calcext:value-type="float">
            <text:p>6.94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2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42" calcext:value-type="float">
            <text:p>6.93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2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5056" calcext:value-type="float">
            <text:p>6.92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2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5912" calcext:value-type="float">
            <text:p>6.91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2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6768" calcext:value-type="float">
            <text:p>6.90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2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1528" calcext:value-type="float">
            <text:p>6.89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2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6288" calcext:value-type="float">
            <text:p>6.87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2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8" calcext:value-type="float">
            <text:p>6.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2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8856" calcext:value-type="float">
            <text:p>6.84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2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8856" calcext:value-type="float">
            <text:p>6.84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2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1048" calcext:value-type="float">
            <text:p>6.86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2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4576" calcext:value-type="float">
            <text:p>6.89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2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1528" calcext:value-type="float">
            <text:p>6.89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2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2384" calcext:value-type="float">
            <text:p>6.88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2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0672" calcext:value-type="float">
            <text:p>6.90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2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4576" calcext:value-type="float">
            <text:p>6.89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2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1528" calcext:value-type="float">
            <text:p>6.89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2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0296" calcext:value-type="float">
            <text:p>6.94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2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944" calcext:value-type="float">
            <text:p>6.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6392" calcext:value-type="float">
            <text:p>6.94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2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0296" calcext:value-type="float">
            <text:p>6.94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2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1152" calcext:value-type="float">
            <text:p>6.93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2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7624" calcext:value-type="float">
            <text:p>6.89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2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944" calcext:value-type="float">
            <text:p>6.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2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516" calcext:value-type="float">
            <text:p>6.99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2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8208" calcext:value-type="float">
            <text:p>6.99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2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4304" calcext:value-type="float">
            <text:p>7.00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2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8208" calcext:value-type="float">
            <text:p>6.99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2-08-22 17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2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3928" calcext:value-type="float">
            <text:p>7.04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2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3552" calcext:value-type="float">
            <text:p>7.08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2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0504" calcext:value-type="float">
            <text:p>7.08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2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1464" calcext:value-type="float">
            <text:p>7.14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2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8624" calcext:value-type="float">
            <text:p>7.27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2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4176" calcext:value-type="float">
            <text:p>7.50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2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0272" calcext:value-type="float">
            <text:p>7.51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2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2048" calcext:value-type="float">
            <text:p>7.24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2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2424" calcext:value-type="float">
            <text:p>7.20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2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9688" calcext:value-type="float">
            <text:p>7.40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2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4864" calcext:value-type="float">
            <text:p>7.67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2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9016" calcext:value-type="float">
            <text:p>8.12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2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0808" calcext:value-type="float">
            <text:p>8.75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2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0096" calcext:value-type="float">
            <text:p>9.15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2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3624" calcext:value-type="float">
            <text:p>9.18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2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3312" calcext:value-type="float">
            <text:p>8.97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2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588" calcext:value-type="float">
            <text:p>8.94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2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724" calcext:value-type="float">
            <text:p>8.39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2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2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6256" calcext:value-type="float">
            <text:p>8.90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2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4816" calcext:value-type="float">
            <text:p>8.81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588" calcext:value-type="float">
            <text:p>8.94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2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3104" calcext:value-type="float">
            <text:p>8.83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2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2688" calcext:value-type="float">
            <text:p>8.55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2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6552" calcext:value-type="float">
            <text:p>8.22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2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1896" calcext:value-type="float">
            <text:p>8.31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2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4048" calcext:value-type="float">
            <text:p>8.00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2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9392" calcext:value-type="float">
            <text:p>8.08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2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6784" calcext:value-type="float">
            <text:p>7.79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2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5888" calcext:value-type="float">
            <text:p>7.48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2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9752" calcext:value-type="float">
            <text:p>7.15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2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0504" calcext:value-type="float">
            <text:p>7.08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2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2696" calcext:value-type="float">
            <text:p>7.09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2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3864" calcext:value-type="float">
            <text:p>7.29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2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2504" calcext:value-type="float">
            <text:p>7.84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2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6368" calcext:value-type="float">
            <text:p>7.51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2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8288" calcext:value-type="float">
            <text:p>7.6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2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2528" calcext:value-type="float">
            <text:p>7.27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2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3552" calcext:value-type="float">
            <text:p>7.08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2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4032" calcext:value-type="float">
            <text:p>7.11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2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4072" calcext:value-type="float">
            <text:p>7.43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2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6848" calcext:value-type="float">
            <text:p>7.54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2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5992" calcext:value-type="float">
            <text:p>7.55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2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5824" calcext:value-type="float">
            <text:p>7.73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2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34" calcext:value-type="float">
            <text:p>8.15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2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0792" calcext:value-type="float">
            <text:p>7.86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2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5344" calcext:value-type="float">
            <text:p>7.70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2-07-05 17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2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996" calcext:value-type="float">
            <text:p>7.29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2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8896" calcext:value-type="float">
            <text:p>7.16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2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4616" calcext:value-type="float">
            <text:p>7.21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2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948" calcext:value-type="float">
            <text:p>7.26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6704" calcext:value-type="float">
            <text:p>7.15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2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0752" calcext:value-type="float">
            <text:p>7.54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2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3568" calcext:value-type="float">
            <text:p>7.9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2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476" calcext:value-type="float">
            <text:p>7.6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2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908" calcext:value-type="float">
            <text:p>7.87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2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3776" calcext:value-type="float">
            <text:p>8.11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2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8808" calcext:value-type="float">
            <text:p>7.98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2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908" calcext:value-type="float">
            <text:p>7.87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2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24" calcext:value-type="float">
            <text:p>7.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2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5512" calcext:value-type="float">
            <text:p>7.52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2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6056" calcext:value-type="float">
            <text:p>7.30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2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7936" calcext:value-type="float">
            <text:p>7.10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2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7184" calcext:value-type="float">
            <text:p>7.18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2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2968" calcext:value-type="float">
            <text:p>6.98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2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372" calcext:value-type="float">
            <text:p>6.90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2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2864" calcext:value-type="float">
            <text:p>6.91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2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2736" calcext:value-type="float">
            <text:p>7.41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2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4032" calcext:value-type="float">
            <text:p>7.11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2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4408" calcext:value-type="float">
            <text:p>7.07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2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4304" calcext:value-type="float">
            <text:p>7.00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2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2216" calcext:value-type="float">
            <text:p>7.06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2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9792" calcext:value-type="float">
            <text:p>7.47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2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2424" calcext:value-type="float">
            <text:p>7.20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2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232" calcext:value-type="float">
            <text:p>7.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2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9376" calcext:value-type="float">
            <text:p>7.19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2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9856" calcext:value-type="float">
            <text:p>7.22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2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3928" calcext:value-type="float">
            <text:p>7.04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2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516" calcext:value-type="float">
            <text:p>6.99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2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9168" calcext:value-type="float">
            <text:p>7.05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2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5912" calcext:value-type="float">
            <text:p>6.91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42" calcext:value-type="float">
            <text:p>6.93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2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9336" calcext:value-type="float">
            <text:p>6.87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2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0568" calcext:value-type="float">
            <text:p>6.83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2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5328" calcext:value-type="float">
            <text:p>6.81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2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3136" calcext:value-type="float">
            <text:p>6.80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2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228" calcext:value-type="float">
            <text:p>6.81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2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8" calcext:value-type="float">
            <text:p>6.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2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9336" calcext:value-type="float">
            <text:p>6.87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2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5536" calcext:value-type="float">
            <text:p>6.95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2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1672" calcext:value-type="float">
            <text:p>7.28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2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3968" calcext:value-type="float">
            <text:p>7.36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2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4864" calcext:value-type="float">
            <text:p>7.67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2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048" calcext:value-type="float">
            <text:p>7.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2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8352" calcext:value-type="float">
            <text:p>7.38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2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9" calcext:value-type="float">
            <text:p>7.2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2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1296" calcext:value-type="float">
            <text:p>7.32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2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4824" calcext:value-type="float">
            <text:p>7.35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2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8896" calcext:value-type="float">
            <text:p>7.16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2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0608" calcext:value-type="float">
            <text:p>7.15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2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6224" calcext:value-type="float">
            <text:p>7.12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2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3072" calcext:value-type="float">
            <text:p>7.05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2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0024" calcext:value-type="float">
            <text:p>7.05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2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6496" calcext:value-type="float">
            <text:p>7.01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2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2864" calcext:value-type="float">
            <text:p>6.91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2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9336" calcext:value-type="float">
            <text:p>6.87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2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1632" calcext:value-type="float">
            <text:p>6.96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2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2112" calcext:value-type="float">
            <text:p>6.99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2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6872" calcext:value-type="float">
            <text:p>6.97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2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4784" calcext:value-type="float">
            <text:p>7.03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2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8104" calcext:value-type="float">
            <text:p>6.92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2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6016" calcext:value-type="float">
            <text:p>6.98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6976" calcext:value-type="float">
            <text:p>7.04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2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4784" calcext:value-type="float">
            <text:p>7.03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2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2384" calcext:value-type="float">
            <text:p>6.88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2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372" calcext:value-type="float">
            <text:p>6.90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2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7144" calcext:value-type="float">
            <text:p>6.86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2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752" calcext:value-type="float">
            <text:p>6.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2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1424" calcext:value-type="float">
            <text:p>6.82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2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228" calcext:value-type="float">
            <text:p>6.81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2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3136" calcext:value-type="float">
            <text:p>6.80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2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0944" calcext:value-type="float">
            <text:p>6.79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2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2656" calcext:value-type="float">
            <text:p>6.77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2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4368" calcext:value-type="float">
            <text:p>6.75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2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0464" calcext:value-type="float">
            <text:p>6.76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2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5328" calcext:value-type="float">
            <text:p>6.81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2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1424" calcext:value-type="float">
            <text:p>6.82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2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4472" calcext:value-type="float">
            <text:p>6.82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2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1424" calcext:value-type="float">
            <text:p>6.82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2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5328" calcext:value-type="float">
            <text:p>6.81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2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5328" calcext:value-type="float">
            <text:p>6.81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2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228" calcext:value-type="float">
            <text:p>6.81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2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9232" calcext:value-type="float">
            <text:p>6.80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2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0088" calcext:value-type="float">
            <text:p>6.80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2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5704" calcext:value-type="float">
            <text:p>6.77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2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5224" calcext:value-type="float">
            <text:p>6.74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2-04-06 13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132" calcext:value-type="float">
            <text:p>6.75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2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4472" calcext:value-type="float">
            <text:p>6.82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2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9712" calcext:value-type="float">
            <text:p>6.83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2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752" calcext:value-type="float">
            <text:p>6.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2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228" calcext:value-type="float">
            <text:p>6.81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2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0944" calcext:value-type="float">
            <text:p>6.79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5328" calcext:value-type="float">
            <text:p>6.81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2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4096" calcext:value-type="float">
            <text:p>6.86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2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7144" calcext:value-type="float">
            <text:p>6.86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2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4096" calcext:value-type="float">
            <text:p>6.86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2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8" calcext:value-type="float">
            <text:p>6.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2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1904" calcext:value-type="float">
            <text:p>6.85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2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276" calcext:value-type="float">
            <text:p>6.84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2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3616" calcext:value-type="float">
            <text:p>6.83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2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752" calcext:value-type="float">
            <text:p>6.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2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752" calcext:value-type="float">
            <text:p>6.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2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5328" calcext:value-type="float">
            <text:p>6.81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2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0088" calcext:value-type="float">
            <text:p>6.80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2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18" calcext:value-type="float">
            <text:p>6.7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2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8376" calcext:value-type="float">
            <text:p>6.81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2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4472" calcext:value-type="float">
            <text:p>6.82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2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4472" calcext:value-type="float">
            <text:p>6.82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2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6664" calcext:value-type="float">
            <text:p>6.8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2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9712" calcext:value-type="float">
            <text:p>6.83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2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3616" calcext:value-type="float">
            <text:p>6.83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2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4472" calcext:value-type="float">
            <text:p>6.82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2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752" calcext:value-type="float">
            <text:p>6.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2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3616" calcext:value-type="float">
            <text:p>6.83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2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9712" calcext:value-type="float">
            <text:p>6.83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2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9712" calcext:value-type="float">
            <text:p>6.83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2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9712" calcext:value-type="float">
            <text:p>6.83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2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9712" calcext:value-type="float">
            <text:p>6.83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2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6664" calcext:value-type="float">
            <text:p>6.8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2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3616" calcext:value-type="float">
            <text:p>6.83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2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0568" calcext:value-type="float">
            <text:p>6.83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2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4472" calcext:value-type="float">
            <text:p>6.82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2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1424" calcext:value-type="float">
            <text:p>6.82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5328" calcext:value-type="float">
            <text:p>6.81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2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9232" calcext:value-type="float">
            <text:p>6.80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2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9232" calcext:value-type="float">
            <text:p>6.80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2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3136" calcext:value-type="float">
            <text:p>6.80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2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0088" calcext:value-type="float">
            <text:p>6.80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2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3992" calcext:value-type="float">
            <text:p>6.79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2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7896" calcext:value-type="float">
            <text:p>6.78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2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4848" calcext:value-type="float">
            <text:p>6.78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2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8752" calcext:value-type="float">
            <text:p>6.77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2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2656" calcext:value-type="float">
            <text:p>6.77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2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656" calcext:value-type="float">
            <text:p>6.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2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9608" calcext:value-type="float">
            <text:p>6.76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2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2656" calcext:value-type="float">
            <text:p>6.77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2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2656" calcext:value-type="float">
            <text:p>6.77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2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9608" calcext:value-type="float">
            <text:p>6.76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2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0464" calcext:value-type="float">
            <text:p>6.76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2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132" calcext:value-type="float">
            <text:p>6.75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2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5224" calcext:value-type="float">
            <text:p>6.74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2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9128" calcext:value-type="float">
            <text:p>6.73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2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6936" calcext:value-type="float">
            <text:p>6.72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2-02-08 12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6936" calcext:value-type="float">
            <text:p>6.72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2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1696" calcext:value-type="float">
            <text:p>6.71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2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9504" calcext:value-type="float">
            <text:p>6.69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2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7312" calcext:value-type="float">
            <text:p>6.68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2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2552" calcext:value-type="float">
            <text:p>6.70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2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6936" calcext:value-type="float">
            <text:p>6.72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2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084" calcext:value-type="float">
            <text:p>6.72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2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7792" calcext:value-type="float">
            <text:p>6.71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8648" calcext:value-type="float">
            <text:p>6.70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2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9504" calcext:value-type="float">
            <text:p>6.69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2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3408" calcext:value-type="float">
            <text:p>6.69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2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8168" calcext:value-type="float">
            <text:p>6.67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2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512" calcext:value-type="float">
            <text:p>6.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2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9024" calcext:value-type="float">
            <text:p>6.66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2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6832" calcext:value-type="float">
            <text:p>6.65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2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464" calcext:value-type="float">
            <text:p>6.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2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5496" calcext:value-type="float">
            <text:p>6.63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2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5496" calcext:value-type="float">
            <text:p>6.63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2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94" calcext:value-type="float">
            <text:p>6.62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2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6352" calcext:value-type="float">
            <text:p>6.62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2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0256" calcext:value-type="float">
            <text:p>6.62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2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1112" calcext:value-type="float">
            <text:p>6.61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2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2824" calcext:value-type="float">
            <text:p>6.59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2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892" calcext:value-type="float">
            <text:p>6.59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2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5976" calcext:value-type="float">
            <text:p>6.66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2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3784" calcext:value-type="float">
            <text:p>6.65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2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8544" calcext:value-type="float">
            <text:p>6.63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2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94" calcext:value-type="float">
            <text:p>6.62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2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6352" calcext:value-type="float">
            <text:p>6.62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2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94" calcext:value-type="float">
            <text:p>6.62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2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464" calcext:value-type="float">
            <text:p>6.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2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464" calcext:value-type="float">
            <text:p>6.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2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94" calcext:value-type="float">
            <text:p>6.62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2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892" calcext:value-type="float">
            <text:p>6.59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2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9776" calcext:value-type="float">
            <text:p>6.58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2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892" calcext:value-type="float">
            <text:p>6.59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2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94" calcext:value-type="float">
            <text:p>6.62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2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9984" calcext:value-type="float">
            <text:p>6.72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2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4368" calcext:value-type="float">
            <text:p>6.75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7416" calcext:value-type="float">
            <text:p>6.75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1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6184" calcext:value-type="float">
            <text:p>6.80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1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8376" calcext:value-type="float">
            <text:p>6.81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1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5328" calcext:value-type="float">
            <text:p>6.81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1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228" calcext:value-type="float">
            <text:p>6.81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1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9232" calcext:value-type="float">
            <text:p>6.80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1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0088" calcext:value-type="float">
            <text:p>6.80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1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7896" calcext:value-type="float">
            <text:p>6.78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1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8752" calcext:value-type="float">
            <text:p>6.77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1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3512" calcext:value-type="float">
            <text:p>6.76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1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2656" calcext:value-type="float">
            <text:p>6.77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1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4848" calcext:value-type="float">
            <text:p>6.78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1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0944" calcext:value-type="float">
            <text:p>6.79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1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8856" calcext:value-type="float">
            <text:p>6.84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1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8856" calcext:value-type="float">
            <text:p>6.84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1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276" calcext:value-type="float">
            <text:p>6.84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1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9712" calcext:value-type="float">
            <text:p>6.83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1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3616" calcext:value-type="float">
            <text:p>6.83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1-12-13 19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752" calcext:value-type="float">
            <text:p>6.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1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4472" calcext:value-type="float">
            <text:p>6.82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1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4472" calcext:value-type="float">
            <text:p>6.82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1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8376" calcext:value-type="float">
            <text:p>6.81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1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1424" calcext:value-type="float">
            <text:p>6.82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1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4472" calcext:value-type="float">
            <text:p>6.82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1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276" calcext:value-type="float">
            <text:p>6.84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1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4096" calcext:value-type="float">
            <text:p>6.86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1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0192" calcext:value-type="float">
            <text:p>6.87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1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7624" calcext:value-type="float">
            <text:p>6.89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1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6768" calcext:value-type="float">
            <text:p>6.90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1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8" calcext:value-type="float">
            <text:p>6.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1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4952" calcext:value-type="float">
            <text:p>6.85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4952" calcext:value-type="float">
            <text:p>6.85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1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8856" calcext:value-type="float">
            <text:p>6.84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1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5808" calcext:value-type="float">
            <text:p>6.84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1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5808" calcext:value-type="float">
            <text:p>6.84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1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276" calcext:value-type="float">
            <text:p>6.84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1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9712" calcext:value-type="float">
            <text:p>6.83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1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276" calcext:value-type="float">
            <text:p>6.84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1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9712" calcext:value-type="float">
            <text:p>6.83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1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0568" calcext:value-type="float">
            <text:p>6.83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1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0568" calcext:value-type="float">
            <text:p>6.83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1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3616" calcext:value-type="float">
            <text:p>6.83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1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0568" calcext:value-type="float">
            <text:p>6.83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1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1424" calcext:value-type="float">
            <text:p>6.82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1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8376" calcext:value-type="float">
            <text:p>6.81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1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228" calcext:value-type="float">
            <text:p>6.81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1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6184" calcext:value-type="float">
            <text:p>6.80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1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3992" calcext:value-type="float">
            <text:p>6.79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1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7896" calcext:value-type="float">
            <text:p>6.78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1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704" calcext:value-type="float">
            <text:p>6.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1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228" calcext:value-type="float">
            <text:p>6.81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1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228" calcext:value-type="float">
            <text:p>6.81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1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228" calcext:value-type="float">
            <text:p>6.81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1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9232" calcext:value-type="float">
            <text:p>6.80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1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3136" calcext:value-type="float">
            <text:p>6.80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1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704" calcext:value-type="float">
            <text:p>6.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1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3992" calcext:value-type="float">
            <text:p>6.79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1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4848" calcext:value-type="float">
            <text:p>6.78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1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8752" calcext:value-type="float">
            <text:p>6.77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1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9608" calcext:value-type="float">
            <text:p>6.76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1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7416" calcext:value-type="float">
            <text:p>6.75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608" calcext:value-type="float">
            <text:p>6.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1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6456" calcext:value-type="float">
            <text:p>6.69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1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6936" calcext:value-type="float">
            <text:p>6.72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1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7896" calcext:value-type="float">
            <text:p>6.78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1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18" calcext:value-type="float">
            <text:p>6.7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1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5704" calcext:value-type="float">
            <text:p>6.77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1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18" calcext:value-type="float">
            <text:p>6.7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1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5704" calcext:value-type="float">
            <text:p>6.77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1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656" calcext:value-type="float">
            <text:p>6.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1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3512" calcext:value-type="float">
            <text:p>6.76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1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7416" calcext:value-type="float">
            <text:p>6.75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1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132" calcext:value-type="float">
            <text:p>6.75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1-10-18 15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132" calcext:value-type="float">
            <text:p>6.75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1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3032" calcext:value-type="float">
            <text:p>6.73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1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084" calcext:value-type="float">
            <text:p>6.72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1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1696" calcext:value-type="float">
            <text:p>6.71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1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1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2552" calcext:value-type="float">
            <text:p>6.70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1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9504" calcext:value-type="float">
            <text:p>6.69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1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3408" calcext:value-type="float">
            <text:p>6.69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1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7312" calcext:value-type="float">
            <text:p>6.68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1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512" calcext:value-type="float">
            <text:p>6.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1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2928" calcext:value-type="float">
            <text:p>6.66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1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988" calcext:value-type="float">
            <text:p>6.65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1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7312" calcext:value-type="float">
            <text:p>6.68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1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3032" calcext:value-type="float">
            <text:p>6.73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1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3512" calcext:value-type="float">
            <text:p>6.76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1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8752" calcext:value-type="float">
            <text:p>6.77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1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18" calcext:value-type="float">
            <text:p>6.7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1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5704" calcext:value-type="float">
            <text:p>6.77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2656" calcext:value-type="float">
            <text:p>6.77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1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7416" calcext:value-type="float">
            <text:p>6.75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1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2176" calcext:value-type="float">
            <text:p>6.74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1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608" calcext:value-type="float">
            <text:p>6.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1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9984" calcext:value-type="float">
            <text:p>6.72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1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3888" calcext:value-type="float">
            <text:p>6.72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1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4744" calcext:value-type="float">
            <text:p>6.71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1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9504" calcext:value-type="float">
            <text:p>6.69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1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1216" calcext:value-type="float">
            <text:p>6.68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1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988" calcext:value-type="float">
            <text:p>6.65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1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0736" calcext:value-type="float">
            <text:p>6.65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1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8648" calcext:value-type="float">
            <text:p>6.70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1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3992" calcext:value-type="float">
            <text:p>6.79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1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0088" calcext:value-type="float">
            <text:p>6.80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1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3136" calcext:value-type="float">
            <text:p>6.80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1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9232" calcext:value-type="float">
            <text:p>6.80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1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3136" calcext:value-type="float">
            <text:p>6.80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1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704" calcext:value-type="float">
            <text:p>6.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1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4848" calcext:value-type="float">
            <text:p>6.78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1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2656" calcext:value-type="float">
            <text:p>6.77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1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7416" calcext:value-type="float">
            <text:p>6.75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1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8272" calcext:value-type="float">
            <text:p>6.74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1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8272" calcext:value-type="float">
            <text:p>6.74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1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5224" calcext:value-type="float">
            <text:p>6.74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1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3032" calcext:value-type="float">
            <text:p>6.73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1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6936" calcext:value-type="float">
            <text:p>6.72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1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7792" calcext:value-type="float">
            <text:p>6.71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1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1696" calcext:value-type="float">
            <text:p>6.71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1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1696" calcext:value-type="float">
            <text:p>6.71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1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6936" calcext:value-type="float">
            <text:p>6.72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8272" calcext:value-type="float">
            <text:p>6.74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1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656" calcext:value-type="float">
            <text:p>6.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1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656" calcext:value-type="float">
            <text:p>6.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1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9608" calcext:value-type="float">
            <text:p>6.76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1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0464" calcext:value-type="float">
            <text:p>6.76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1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8272" calcext:value-type="float">
            <text:p>6.74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1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2176" calcext:value-type="float">
            <text:p>6.74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1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608" calcext:value-type="float">
            <text:p>6.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1-08-23 19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9984" calcext:value-type="float">
            <text:p>6.72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1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5224" calcext:value-type="float">
            <text:p>6.74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1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9984" calcext:value-type="float">
            <text:p>6.72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1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1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1216" calcext:value-type="float">
            <text:p>6.68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1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9024" calcext:value-type="float">
            <text:p>6.66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1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7312" calcext:value-type="float">
            <text:p>6.68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1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7144" calcext:value-type="float">
            <text:p>6.86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1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4576" calcext:value-type="float">
            <text:p>6.89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1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896" calcext:value-type="float">
            <text:p>6.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1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564" calcext:value-type="float">
            <text:p>7.02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1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5536" calcext:value-type="float">
            <text:p>6.95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1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7248" calcext:value-type="float">
            <text:p>6.93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1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8688" calcext:value-type="float">
            <text:p>7.02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1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6976" calcext:value-type="float">
            <text:p>7.04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1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1528" calcext:value-type="float">
            <text:p>6.89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1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704" calcext:value-type="float">
            <text:p>6.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1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7896" calcext:value-type="float">
            <text:p>6.78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1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2656" calcext:value-type="float">
            <text:p>6.77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1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4368" calcext:value-type="float">
            <text:p>6.75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1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5224" calcext:value-type="float">
            <text:p>6.74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1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8752" calcext:value-type="float">
            <text:p>6.77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1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4848" calcext:value-type="float">
            <text:p>6.78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3512" calcext:value-type="float">
            <text:p>6.76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1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9984" calcext:value-type="float">
            <text:p>6.72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1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8648" calcext:value-type="float">
            <text:p>6.70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1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2176" calcext:value-type="float">
            <text:p>6.74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1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324" calcext:value-type="float">
            <text:p>6.87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1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848" calcext:value-type="float">
            <text:p>6.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1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0192" calcext:value-type="float">
            <text:p>6.87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1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4952" calcext:value-type="float">
            <text:p>6.85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1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1904" calcext:value-type="float">
            <text:p>6.85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1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752" calcext:value-type="float">
            <text:p>6.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1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1152" calcext:value-type="float">
            <text:p>6.93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1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3824" calcext:value-type="float">
            <text:p>6.97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1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4784" calcext:value-type="float">
            <text:p>7.03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1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84" calcext:value-type="float">
            <text:p>7.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1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1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3176" calcext:value-type="float">
            <text:p>7.12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1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8584" calcext:value-type="float">
            <text:p>6.95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1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9816" calcext:value-type="float">
            <text:p>6.90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1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5432" calcext:value-type="float">
            <text:p>6.88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1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1528" calcext:value-type="float">
            <text:p>6.89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1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0296" calcext:value-type="float">
            <text:p>6.94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1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5056" calcext:value-type="float">
            <text:p>6.92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1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5912" calcext:value-type="float">
            <text:p>6.91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1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5056" calcext:value-type="float">
            <text:p>6.92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1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8104" calcext:value-type="float">
            <text:p>6.92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1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7728" calcext:value-type="float">
            <text:p>6.96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1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6872" calcext:value-type="float">
            <text:p>6.97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1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6872" calcext:value-type="float">
            <text:p>6.97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1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6872" calcext:value-type="float">
            <text:p>6.97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1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1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5744" calcext:value-type="float">
            <text:p>7.09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3384" calcext:value-type="float">
            <text:p>7.26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1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3864" calcext:value-type="float">
            <text:p>7.29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1-06-28 17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6808" calcext:value-type="float">
            <text:p>7.22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1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8624" calcext:value-type="float">
            <text:p>7.27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1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1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472" calcext:value-type="float">
            <text:p>7.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1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4784" calcext:value-type="float">
            <text:p>7.03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1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468" calcext:value-type="float">
            <text:p>6.96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1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3824" calcext:value-type="float">
            <text:p>6.97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1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2112" calcext:value-type="float">
            <text:p>6.99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1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9064" calcext:value-type="float">
            <text:p>6.98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1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9168" calcext:value-type="float">
            <text:p>7.05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1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1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476" calcext:value-type="float">
            <text:p>7.6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1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1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6328" calcext:value-type="float">
            <text:p>7.19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1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852" calcext:value-type="float">
            <text:p>7.20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1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564" calcext:value-type="float">
            <text:p>7.02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1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7248" calcext:value-type="float">
            <text:p>6.93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1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468" calcext:value-type="float">
            <text:p>6.96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1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3552" calcext:value-type="float">
            <text:p>7.08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1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0024" calcext:value-type="float">
            <text:p>7.05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1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2112" calcext:value-type="float">
            <text:p>6.99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1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8416" calcext:value-type="float">
            <text:p>7.13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1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4032" calcext:value-type="float">
            <text:p>7.11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1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3008" calcext:value-type="float">
            <text:p>7.30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1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756" calcext:value-type="float">
            <text:p>7.14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1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0024" calcext:value-type="float">
            <text:p>7.05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1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756" calcext:value-type="float">
            <text:p>7.14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1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1464" calcext:value-type="float">
            <text:p>7.14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5576" calcext:value-type="float">
            <text:p>7.27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1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7456" calcext:value-type="float">
            <text:p>7.07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1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8416" calcext:value-type="float">
            <text:p>7.13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1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4136" calcext:value-type="float">
            <text:p>7.18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1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0712" calcext:value-type="float">
            <text:p>7.22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1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5848" calcext:value-type="float">
            <text:p>7.16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1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9168" calcext:value-type="float">
            <text:p>7.05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1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7832" calcext:value-type="float">
            <text:p>7.03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1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7936" calcext:value-type="float">
            <text:p>7.10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1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0504" calcext:value-type="float">
            <text:p>7.08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1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992" calcext:value-type="float">
            <text:p>6.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1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4032" calcext:value-type="float">
            <text:p>7.11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1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9064" calcext:value-type="float">
            <text:p>6.98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1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6872" calcext:value-type="float">
            <text:p>6.97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1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42" calcext:value-type="float">
            <text:p>6.93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1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2592" calcext:value-type="float">
            <text:p>7.02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1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848" calcext:value-type="float">
            <text:p>6.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1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4368" calcext:value-type="float">
            <text:p>6.75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1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2176" calcext:value-type="float">
            <text:p>6.74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1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5224" calcext:value-type="float">
            <text:p>6.74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1-05-11 18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0464" calcext:value-type="float">
            <text:p>6.76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1-02-23 18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22" calcext:value-type="float">
            <text:p>6.17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1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4288" calcext:value-type="float">
            <text:p>6.11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1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076" calcext:value-type="float">
            <text:p>6.08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1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3328" calcext:value-type="float">
            <text:p>6.05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1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7232" calcext:value-type="float">
            <text:p>6.04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1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6856" calcext:value-type="float">
            <text:p>6.08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1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3432" calcext:value-type="float">
            <text:p>6.12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1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6104" calcext:value-type="float">
            <text:p>6.16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1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0592" calcext:value-type="float">
            <text:p>6.26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1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984" calcext:value-type="float">
            <text:p>6.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1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08" calcext:value-type="float">
            <text:p>6.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1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3472" calcext:value-type="float">
            <text:p>6.44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1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652" calcext:value-type="float">
            <text:p>6.44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1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7856" calcext:value-type="float">
            <text:p>6.46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1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7104" calcext:value-type="float">
            <text:p>6.54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1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1112" calcext:value-type="float">
            <text:p>6.61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1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8064" calcext:value-type="float">
            <text:p>6.60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1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0736" calcext:value-type="float">
            <text:p>6.65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1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2928" calcext:value-type="float">
            <text:p>6.66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1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5976" calcext:value-type="float">
            <text:p>6.66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1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2928" calcext:value-type="float">
            <text:p>6.66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1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0736" calcext:value-type="float">
            <text:p>6.65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1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7688" calcext:value-type="float">
            <text:p>6.64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688953846154" calcext:value-type="float">
            <text:p>6.706889538461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914175" calcext:value-type="float">
            <text:p>6.849141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83048" calcext:value-type="float">
            <text:p>6.858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989875" calcext:value-type="float">
            <text:p>6.809898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1236" calcext:value-type="float">
            <text:p>6.841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9312" calcext:value-type="float">
            <text:p>7.4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693496774194" calcext:value-type="float">
            <text:p>7.406934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002510344828" calcext:value-type="float">
            <text:p>6.98002510344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105907692308" calcext:value-type="float">
            <text:p>6.89105907692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045257142857" calcext:value-type="float">
            <text:p>6.850452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605625" calcext:value-type="float">
            <text:p>6.546056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80195862069" calcext:value-type="float">
            <text:p>6.56801958620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080541935484" calcext:value-type="float">
            <text:p>6.640805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7807" calcext:value-type="float">
            <text:p>6.837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59704" calcext:value-type="float">
            <text:p>6.925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187144827586" calcext:value-type="float">
            <text:p>7.011871448275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2216" calcext:value-type="float">
            <text:p>7.06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831257142857" calcext:value-type="float">
            <text:p>7.508312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334374193549" calcext:value-type="float">
            <text:p>7.113343741935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81696" calcext:value-type="float">
            <text:p>7.148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3552" calcext:value-type="float">
            <text:p>7.08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8762" calcext:value-type="float">
            <text:p>6.858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011690322581" calcext:value-type="float">
            <text:p>6.810116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55555862069" calcext:value-type="float">
            <text:p>6.66555558620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1384" calcext:value-type="float">
            <text:p>6.50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821825" calcext:value-type="float">
            <text:p>6.318218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79928" calcext:value-type="float">
            <text:p>6.647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323" calcext:value-type="float">
            <text:p>6.79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16472" calcext:value-type="float">
            <text:p>6.981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911925" calcext:value-type="float">
            <text:p>6.669119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008180645161" calcext:value-type="float">
            <text:p>7.070081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7692" calcext:value-type="float">
            <text:p>7.187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4106" calcext:value-type="float">
            <text:p>6.9441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443148387097" calcext:value-type="float">
            <text:p>6.844431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351825" calcext:value-type="float">
            <text:p>6.813518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275" calcext:value-type="float">
            <text:p>6.762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487664516129" calcext:value-type="float">
            <text:p>6.964876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27135483871" calcext:value-type="float">
            <text:p>6.96271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1256" calcext:value-type="float">
            <text:p>7.00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9831" calcext:value-type="float">
            <text:p>7.0298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00416" calcext:value-type="float">
            <text:p>7.140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768696774194" calcext:value-type="float">
            <text:p>7.327686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118632258065" calcext:value-type="float">
            <text:p>7.181186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8076" calcext:value-type="float">
            <text:p>6.958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767535483871" calcext:value-type="float">
            <text:p>7.357675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19904516129" calcext:value-type="float">
            <text:p>7.051990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034461538462" calcext:value-type="float">
            <text:p>6.860344615384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278133333333" calcext:value-type="float">
            <text:p>7.18278133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0204" calcext:value-type="float">
            <text:p>7.220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4304" calcext:value-type="float">
            <text:p>7.00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216877419355" calcext:value-type="float">
            <text:p>7.692168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02895483871" calcext:value-type="float">
            <text:p>7.380289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910503225807" calcext:value-type="float">
            <text:p>6.6291050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567535483871" calcext:value-type="float">
            <text:p>6.595675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398632258065" calcext:value-type="float">
            <text:p>6.723986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82088" calcext:value-type="float">
            <text:p>6.598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503329032258" calcext:value-type="float">
            <text:p>6.645033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980464516129" calcext:value-type="float">
            <text:p>6.769804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351767741936" calcext:value-type="float">
            <text:p>6.833517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696412903226" calcext:value-type="float">
            <text:p>7.246964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11608" calcext:value-type="float">
            <text:p>7.611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905" calcext:value-type="float">
            <text:p>7.63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437341935484" calcext:value-type="float">
            <text:p>6.994373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585316129032" calcext:value-type="float">
            <text:p>7.575853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570916129032" calcext:value-type="float">
            <text:p>7.185709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08016" calcext:value-type="float">
            <text:p>6.870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8658" calcext:value-type="float">
            <text:p>6.7886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91875862069" calcext:value-type="float">
            <text:p>6.76918758620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75375483871" calcext:value-type="float">
            <text:p>6.697537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0088" calcext:value-type="float">
            <text:p>6.80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21376" calcext:value-type="float">
            <text:p>6.892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429025" calcext:value-type="float">
            <text:p>6.894290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015872" calcext:value-type="float">
            <text:p>7.0001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26167741936" calcext:value-type="float">
            <text:p>7.833261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9668" calcext:value-type="float">
            <text:p>7.249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36512" calcext:value-type="float">
            <text:p>7.013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81755" calcext:value-type="float">
            <text:p>6.73817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26184" calcext:value-type="float">
            <text:p>6.522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045525" calcext:value-type="float">
            <text:p>6.69045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925657142857" calcext:value-type="float">
            <text:p>6.679256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71265" calcext:value-type="float">
            <text:p>6.72712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535690322581" calcext:value-type="float">
            <text:p>6.825356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09768" calcext:value-type="float">
            <text:p>6.900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743475" calcext:value-type="float">
            <text:p>6.907434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47336" calcext:value-type="float">
            <text:p>6.834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1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330525" calcext:value-type="float">
            <text:p>6.63330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97584516129" calcext:value-type="float">
            <text:p>6.719758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1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82655483871" calcext:value-type="float">
            <text:p>7.188265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917961290323" calcext:value-type="float">
            <text:p>7.029179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181161290323" calcext:value-type="float">
            <text:p>6.751811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0716" calcext:value-type="float">
            <text:p>6.490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1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231428571429" calcext:value-type="float">
            <text:p>6.542314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2864" calcext:value-type="float">
            <text:p>6.91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1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1312" calcext:value-type="float">
            <text:p>6.94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1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7088" calcext:value-type="float">
            <text:p>6.92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1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241264516129" calcext:value-type="float">
            <text:p>7.062412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1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113290322581" calcext:value-type="float">
            <text:p>8.081132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1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326451612903" calcext:value-type="float">
            <text:p>9.773264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1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181032258065" calcext:value-type="float">
            <text:p>7.601810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1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950296774194" calcext:value-type="float">
            <text:p>7.379502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1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477238709678" calcext:value-type="float">
            <text:p>7.06477238709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6377" calcext:value-type="float">
            <text:p>6.8263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1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170675862069" calcext:value-type="float">
            <text:p>6.981706758620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1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77555" calcext:value-type="float">
            <text:p>7.18775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1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878529032258" calcext:value-type="float">
            <text:p>7.708785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1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87904" calcext:value-type="float">
            <text:p>7.898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1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02455" calcext:value-type="float">
            <text:p>8.06024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1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90016" calcext:value-type="float">
            <text:p>8.97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1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080775" calcext:value-type="float">
            <text:p>9.510807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1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5847" calcext:value-type="float">
            <text:p>10.20584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1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62818064516" calcext:value-type="float">
            <text:p>10.956281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1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15035" calcext:value-type="float">
            <text:p>8.98150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1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21984" calcext:value-type="float">
            <text:p>6.972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1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353325" calcext:value-type="float">
            <text:p>6.933533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1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9796" calcext:value-type="float">
            <text:p>6.749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1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324" calcext:value-type="float">
            <text:p>6.87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1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0484" calcext:value-type="float">
            <text:p>6.920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1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21552" calcext:value-type="float">
            <text:p>6.982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1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117575" calcext:value-type="float">
            <text:p>7.12117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1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75392" calcext:value-type="float">
            <text:p>7.387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1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6591" calcext:value-type="float">
            <text:p>7.7765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1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790090322581" calcext:value-type="float">
            <text:p>7.367900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1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366787096774" calcext:value-type="float">
            <text:p>6.953667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1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61915" calcext:value-type="float">
            <text:p>6.86619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1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128516129032" calcext:value-type="float">
            <text:p>6.841285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1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608" calcext:value-type="float">
            <text:p>6.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1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808027586207" calcext:value-type="float">
            <text:p>6.528080275862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1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610916129032" calcext:value-type="float">
            <text:p>6.576109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0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893729032258" calcext:value-type="float">
            <text:p>6.638937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0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50968" calcext:value-type="float">
            <text:p>6.845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0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711555555556" calcext:value-type="float">
            <text:p>6.83711555555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0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133107692308" calcext:value-type="float">
            <text:p>6.78133107692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0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39072" calcext:value-type="float">
            <text:p>7.283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0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4436" calcext:value-type="float">
            <text:p>7.044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0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6367" calcext:value-type="float">
            <text:p>6.7463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0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4524" calcext:value-type="float">
            <text:p>6.224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0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833169230769" calcext:value-type="float">
            <text:p>6.698331692307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0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43552" calcext:value-type="float">
            <text:p>6.804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0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418981818182" calcext:value-type="float">
            <text:p>6.714189818181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0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3408" calcext:value-type="float">
            <text:p>6.69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0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350228571429" calcext:value-type="float">
            <text:p>6.903502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0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6616" calcext:value-type="float">
            <text:p>6.70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0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282606451613" calcext:value-type="float">
            <text:p>9.042826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0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1537" calcext:value-type="float">
            <text:p>10.01153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0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38136" calcext:value-type="float">
            <text:p>8.363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0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1296" calcext:value-type="float">
            <text:p>7.32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0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2976" calcext:value-type="float">
            <text:p>6.79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0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986270967742" calcext:value-type="float">
            <text:p>6.619862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0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36648" calcext:value-type="float">
            <text:p>6.56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0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455896774193" calcext:value-type="float">
            <text:p>6.684558967741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0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653032258065" calcext:value-type="float">
            <text:p>7.266530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0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9248" calcext:value-type="float">
            <text:p>7.6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0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702052173913" calcext:value-type="float">
            <text:p>7.867020521739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0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3208" calcext:value-type="float">
            <text:p>8.90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0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0496" calcext:value-type="float">
            <text:p>8.54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0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537952" calcext:value-type="float">
            <text:p>8.9953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0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9525" calcext:value-type="float">
            <text:p>7.31529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0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7172" calcext:value-type="float">
            <text:p>6.837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0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2463" calcext:value-type="float">
            <text:p>6.7524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0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752313043478" calcext:value-type="float">
            <text:p>6.58752313043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0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6768" calcext:value-type="float">
            <text:p>6.90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0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030109090909" calcext:value-type="float">
            <text:p>7.0503010909090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0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41256" calcext:value-type="float">
            <text:p>7.304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0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983272727273" calcext:value-type="float">
            <text:p>9.629832727272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0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26095483871" calcext:value-type="float">
            <text:p>10.702609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0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224877419355" calcext:value-type="float">
            <text:p>8.332248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0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652225" calcext:value-type="float">
            <text:p>7.226522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0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22112" calcext:value-type="float">
            <text:p>6.922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0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073975" calcext:value-type="float">
            <text:p>6.680739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0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577314285714" calcext:value-type="float">
            <text:p>6.675773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0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76855" calcext:value-type="float">
            <text:p>6.62768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0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572722580645" calcext:value-type="float">
            <text:p>6.715727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0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757780645161" calcext:value-type="float">
            <text:p>6.847577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0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28565" calcext:value-type="float">
            <text:p>6.85285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0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30344" calcext:value-type="float">
            <text:p>6.803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0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026725" calcext:value-type="float">
            <text:p>6.710267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0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4932" calcext:value-type="float">
            <text:p>6.694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0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7076" calcext:value-type="float">
            <text:p>6.57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0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4373" calcext:value-type="float">
            <text:p>6.7943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0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45112" calcext:value-type="float">
            <text:p>6.274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0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387175" calcext:value-type="float">
            <text:p>6.593871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0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131" calcext:value-type="float">
            <text:p>6.671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0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225875" calcext:value-type="float">
            <text:p>6.642258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0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008825806452" calcext:value-type="float">
            <text:p>6.630088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0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2872" calcext:value-type="float">
            <text:p>6.72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0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492075" calcext:value-type="float">
            <text:p>6.604920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0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187791304348" calcext:value-type="float">
            <text:p>6.31187791304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0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152711111111" calcext:value-type="float">
            <text:p>6.771527111111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0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878" calcext:value-type="float">
            <text:p>6.748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0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80328" calcext:value-type="float">
            <text:p>6.968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0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4784" calcext:value-type="float">
            <text:p>7.03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0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2557" calcext:value-type="float">
            <text:p>6.7425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0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205682758621" calcext:value-type="float">
            <text:p>6.682056827586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0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722675" calcext:value-type="float">
            <text:p>6.767226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0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401522580645" calcext:value-type="float">
            <text:p>6.734015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0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98976" calcext:value-type="float">
            <text:p>6.74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0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76065" calcext:value-type="float">
            <text:p>6.7576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0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988" calcext:value-type="float">
            <text:p>6.65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0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967325" calcext:value-type="float">
            <text:p>6.529673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0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4561" calcext:value-type="float">
            <text:p>6.7745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0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08575483871" calcext:value-type="float">
            <text:p>6.590857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0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692475" calcext:value-type="float">
            <text:p>6.636924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0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147664516129" calcext:value-type="float">
            <text:p>6.431476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0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785475" calcext:value-type="float">
            <text:p>6.457854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0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888855172414" calcext:value-type="float">
            <text:p>6.688888551724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0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89275" calcext:value-type="float">
            <text:p>6.65892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0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285858064516" calcext:value-type="float">
            <text:p>6.672858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0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997832258064" calcext:value-type="float">
            <text:p>6.6599783225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0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236775" calcext:value-type="float">
            <text:p>6.752367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0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3212" calcext:value-type="float">
            <text:p>6.903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0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9183" calcext:value-type="float">
            <text:p>7.1791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0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0276" calcext:value-type="float">
            <text:p>6.780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0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572567741936" calcext:value-type="float">
            <text:p>7.735725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0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4982" calcext:value-type="float">
            <text:p>7.0949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0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112929032258" calcext:value-type="float">
            <text:p>6.651129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0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2532" calcext:value-type="float">
            <text:p>6.542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0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064496551724" calcext:value-type="float">
            <text:p>6.71064496551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0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874825" calcext:value-type="float">
            <text:p>6.748748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0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521238709678" calcext:value-type="float">
            <text:p>6.77521238709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0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243612903226" calcext:value-type="float">
            <text:p>6.832436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0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770925" calcext:value-type="float">
            <text:p>6.817709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0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5244" calcext:value-type="float">
            <text:p>6.905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0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28475" calcext:value-type="float">
            <text:p>7.54284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0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883325" calcext:value-type="float">
            <text:p>7.428833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0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951587096774" calcext:value-type="float">
            <text:p>6.499515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0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94125" calcext:value-type="float">
            <text:p>6.72941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0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549677419355" calcext:value-type="float">
            <text:p>6.125496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0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753525" calcext:value-type="float">
            <text:p>6.18753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0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932524137931" calcext:value-type="float">
            <text:p>6.609325241379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0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71015" calcext:value-type="float">
            <text:p>6.52710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0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374348387097" calcext:value-type="float">
            <text:p>6.673743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0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850322580645" calcext:value-type="float">
            <text:p>6.828503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0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991375" calcext:value-type="float">
            <text:p>6.929913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0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960103225806" calcext:value-type="float">
            <text:p>7.5496010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0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0467" calcext:value-type="float">
            <text:p>9.0704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0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772375" calcext:value-type="float">
            <text:p>8.457723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0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3452" calcext:value-type="float">
            <text:p>7.553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0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611490909091" calcext:value-type="float">
            <text:p>6.946114909090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0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265058064516" calcext:value-type="float">
            <text:p>6.532650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0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93875" calcext:value-type="float">
            <text:p>6.52938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0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85112" calcext:value-type="float">
            <text:p>6.528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200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23515" calcext:value-type="float">
            <text:p>6.62235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199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3126" calcext:value-type="float">
            <text:p>6.7231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199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078787096774" calcext:value-type="float">
            <text:p>6.770787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199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065825" calcext:value-type="float">
            <text:p>6.790658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199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889651612903" calcext:value-type="float">
            <text:p>6.828896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199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28865" calcext:value-type="float">
            <text:p>7.09288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199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158075" calcext:value-type="float">
            <text:p>6.551580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199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596980645161" calcext:value-type="float">
            <text:p>6.935969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199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943625" calcext:value-type="float">
            <text:p>6.919436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199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808129032258" calcext:value-type="float">
            <text:p>6.648081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199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509625" calcext:value-type="float">
            <text:p>6.485096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199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962979310345" calcext:value-type="float">
            <text:p>6.339629793103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199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221109677419" calcext:value-type="float">
            <text:p>6.482211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199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515483870968" calcext:value-type="float">
            <text:p>6.585154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199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17904" calcext:value-type="float">
            <text:p>6.50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199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684438709677" calcext:value-type="float">
            <text:p>6.116844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199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56488" calcext:value-type="float">
            <text:p>6.43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199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646709677419" calcext:value-type="float">
            <text:p>7.006467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199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755329032258" calcext:value-type="float">
            <text:p>7.757553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199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45496774194" calcext:value-type="float">
            <text:p>7.376454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199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42665" calcext:value-type="float">
            <text:p>6.70426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199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666477419355" calcext:value-type="float">
            <text:p>6.326664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199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748525" calcext:value-type="float">
            <text:p>5.78748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199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367475862069" calcext:value-type="float">
            <text:p>5.963674758620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199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349225" calcext:value-type="float">
            <text:p>5.843492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199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006632258065" calcext:value-type="float">
            <text:p>5.840066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199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878219354839" calcext:value-type="float">
            <text:p>5.938782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199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2908" calcext:value-type="float">
            <text:p>6.502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199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710322580645" calcext:value-type="float">
            <text:p>7.057103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199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076725" calcext:value-type="float">
            <text:p>6.900767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199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06395" calcext:value-type="float">
            <text:p>6.64063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199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354116129032" calcext:value-type="float">
            <text:p>6.603541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199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550975" calcext:value-type="float">
            <text:p>6.745509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199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966176" calcext:value-type="float">
            <text:p>6.5596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199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821325" calcext:value-type="float">
            <text:p>6.278213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199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206142857143" calcext:value-type="float">
            <text:p>6.152061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199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32565" calcext:value-type="float">
            <text:p>6.24325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199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85215" calcext:value-type="float">
            <text:p>6.45852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199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86864" calcext:value-type="float">
            <text:p>6.558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199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2047" calcext:value-type="float">
            <text:p>6.47204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199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584877419355" calcext:value-type="float">
            <text:p>6.655848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199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654725" calcext:value-type="float">
            <text:p>7.426547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199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0327" calcext:value-type="float">
            <text:p>7.95032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199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919148387097" calcext:value-type="float">
            <text:p>6.829191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199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398575" calcext:value-type="float">
            <text:p>6.74398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199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454812903226" calcext:value-type="float">
            <text:p>6.204548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199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487075" calcext:value-type="float">
            <text:p>6.204870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199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97968" calcext:value-type="float">
            <text:p>6.349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199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137238709677" calcext:value-type="float">
            <text:p>6.531372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199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04064516129" calcext:value-type="float">
            <text:p>6.57040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199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56536" calcext:value-type="float">
            <text:p>6.575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199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624774193548" calcext:value-type="float">
            <text:p>6.726247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199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51272" calcext:value-type="float">
            <text:p>6.885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199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59625" calcext:value-type="float">
            <text:p>7.437596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199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949729032258" calcext:value-type="float">
            <text:p>7.309497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199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95192" calcext:value-type="float">
            <text:p>6.719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199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367974193548" calcext:value-type="float">
            <text:p>6.753679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199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9164" calcext:value-type="float">
            <text:p>6.51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199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187019354839" calcext:value-type="float">
            <text:p>6.261870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199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074514285714" calcext:value-type="float">
            <text:p>6.070745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199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760748387097" calcext:value-type="float">
            <text:p>6.347607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199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484335483871" calcext:value-type="float">
            <text:p>6.034843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199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292851612903" calcext:value-type="float">
            <text:p>6.322928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199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406222222222" calcext:value-type="float">
            <text:p>6.114062222222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199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81736" calcext:value-type="float">
            <text:p>6.418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199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580877419355" calcext:value-type="float">
            <text:p>6.335808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199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4664" calcext:value-type="float">
            <text:p>6.07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199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22576" calcext:value-type="float">
            <text:p>6.58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199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808722580645" calcext:value-type="float">
            <text:p>6.548087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199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11432" calcext:value-type="float">
            <text:p>6.251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199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487793548387" calcext:value-type="float">
            <text:p>6.114877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199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056228571429" calcext:value-type="float">
            <text:p>6.240562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199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185832258065" calcext:value-type="float">
            <text:p>6.461858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199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791948387097" calcext:value-type="float">
            <text:p>6.557919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199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26792" calcext:value-type="float">
            <text:p>6.60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199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515458064516" calcext:value-type="float">
            <text:p>6.755154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199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25088" calcext:value-type="float">
            <text:p>6.712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199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255096774194" calcext:value-type="float">
            <text:p>7.382550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199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563380645161" calcext:value-type="float">
            <text:p>7.295633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199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92192" calcext:value-type="float">
            <text:p>6.859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199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96544516129" calcext:value-type="float">
            <text:p>6.649654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199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19712" calcext:value-type="float">
            <text:p>6.271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199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771767741936" calcext:value-type="float">
            <text:p>6.147717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199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048314285714" calcext:value-type="float">
            <text:p>6.260483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199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218864516129" calcext:value-type="float">
            <text:p>6.032188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199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914606451613" calcext:value-type="float">
            <text:p>6.269146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199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11584516129" calcext:value-type="float">
            <text:p>6.491158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199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72255483871" calcext:value-type="float">
            <text:p>6.487225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199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5628" calcext:value-type="float">
            <text:p>6.675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199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38905" calcext:value-type="float">
            <text:p>6.7438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199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427275" calcext:value-type="float">
            <text:p>6.754272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199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0688" calcext:value-type="float">
            <text:p>6.52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199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20005" calcext:value-type="float">
            <text:p>6.86200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199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383638709678" calcext:value-type="float">
            <text:p>6.43383638709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199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074270967742" calcext:value-type="float">
            <text:p>6.040742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199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7128" calcext:value-type="float">
            <text:p>5.97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199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137525" calcext:value-type="float">
            <text:p>6.43137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199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613212903226" calcext:value-type="float">
            <text:p>6.686132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199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201987096774" calcext:value-type="float">
            <text:p>6.722019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199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903025" calcext:value-type="float">
            <text:p>6.719030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199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584851612903" calcext:value-type="float">
            <text:p>6.825848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199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077381818182" calcext:value-type="float">
            <text:p>6.560773818181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199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795432258065" calcext:value-type="float">
            <text:p>6.467954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199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864675" calcext:value-type="float">
            <text:p>6.698646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199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643329032258" calcext:value-type="float">
            <text:p>6.416433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199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623664516129" calcext:value-type="float">
            <text:p>6.416236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199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623122580645" calcext:value-type="float">
            <text:p>6.176231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199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095503448276" calcext:value-type="float">
            <text:p>6.09095503448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199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7292" calcext:value-type="float">
            <text:p>6.527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199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662941935484" calcext:value-type="float">
            <text:p>6.756629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199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038864516129" calcext:value-type="float">
            <text:p>6.870388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199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394763636364" calcext:value-type="float">
            <text:p>6.9239476363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199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149909677419" calcext:value-type="float">
            <text:p>6.881499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199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849625" calcext:value-type="float">
            <text:p>7.018496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199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847875" calcext:value-type="float">
            <text:p>6.878478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199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165522580645" calcext:value-type="float">
            <text:p>6.901655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199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7975" calcext:value-type="float">
            <text:p>6.6579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199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224" calcext:value-type="float">
            <text:p>6.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199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936625" calcext:value-type="float">
            <text:p>6.359366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199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191172413793" calcext:value-type="float">
            <text:p>6.361911724137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199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581325" calcext:value-type="float">
            <text:p>6.125813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198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120464516129" calcext:value-type="float">
            <text:p>6.541204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198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8064" calcext:value-type="float">
            <text:p>6.60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198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214141935484" calcext:value-type="float">
            <text:p>6.662141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198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701109677419" calcext:value-type="float">
            <text:p>6.787011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198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475775" calcext:value-type="float">
            <text:p>6.824757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198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41325" calcext:value-type="float">
            <text:p>6.39413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198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299767741936" calcext:value-type="float">
            <text:p>6.482997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198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444325" calcext:value-type="float">
            <text:p>6.594443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198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241367741936" calcext:value-type="float">
            <text:p>6.382413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198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813425" calcext:value-type="float">
            <text:p>6.408134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198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830344827586" calcext:value-type="float">
            <text:p>6.658303448275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198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5501" calcext:value-type="float">
            <text:p>6.6755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198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760025" calcext:value-type="float">
            <text:p>6.707600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198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376077419355" calcext:value-type="float">
            <text:p>6.713760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198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063174193548" calcext:value-type="float">
            <text:p>6.750631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198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95776" calcext:value-type="float">
            <text:p>6.729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198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354606451613" calcext:value-type="float">
            <text:p>7.183546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198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797109677419" calcext:value-type="float">
            <text:p>6.847971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198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83352" calcext:value-type="float">
            <text:p>6.898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198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118141935484" calcext:value-type="float">
            <text:p>6.601181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198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13512" calcext:value-type="float">
            <text:p>6.391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198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624283870968" calcext:value-type="float">
            <text:p>6.146242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198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916496551724" calcext:value-type="float">
            <text:p>6.29916496551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198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8326" calcext:value-type="float">
            <text:p>6.4183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198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444903225807" calcext:value-type="float">
            <text:p>6.7144490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198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645006451613" calcext:value-type="float">
            <text:p>6.796450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198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0032" calcext:value-type="float">
            <text:p>6.86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198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577909677419" calcext:value-type="float">
            <text:p>6.835779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198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854" calcext:value-type="float">
            <text:p>7.368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198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8891" calcext:value-type="float">
            <text:p>7.1288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198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56464516129" calcext:value-type="float">
            <text:p>6.58564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198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006425" calcext:value-type="float">
            <text:p>6.610064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198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612103225806" calcext:value-type="float">
            <text:p>6.3761210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198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296575" calcext:value-type="float">
            <text:p>6.20296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198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74995862069" calcext:value-type="float">
            <text:p>6.21749958620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198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14305" calcext:value-type="float">
            <text:p>6.11143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198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88185" calcext:value-type="float">
            <text:p>6.54881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198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43576" calcext:value-type="float">
            <text:p>6.874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198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5155" calcext:value-type="float">
            <text:p>6.9551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198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7972" calcext:value-type="float">
            <text:p>6.887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198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696903225807" calcext:value-type="float">
            <text:p>7.8269690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198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282838709677" calcext:value-type="float">
            <text:p>7.512828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198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86344" calcext:value-type="float">
            <text:p>7.158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198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158580645161" calcext:value-type="float">
            <text:p>6.911585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198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48992" calcext:value-type="float">
            <text:p>6.584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198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529393548387" calcext:value-type="float">
            <text:p>6.395293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198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098771428571" calcext:value-type="float">
            <text:p>6.1609877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198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262787096774" calcext:value-type="float">
            <text:p>6.252627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198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382529032258" calcext:value-type="float">
            <text:p>6.123825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198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9568" calcext:value-type="float">
            <text:p>6.44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198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576206451613" calcext:value-type="float">
            <text:p>6.625762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198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224" calcext:value-type="float">
            <text:p>6.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198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365109677419" calcext:value-type="float">
            <text:p>6.573651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198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103096774194" calcext:value-type="float">
            <text:p>6.651030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198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4056" calcext:value-type="float">
            <text:p>6.54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198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09015" calcext:value-type="float">
            <text:p>6.45090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198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19504" calcext:value-type="float">
            <text:p>6.511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198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379019354839" calcext:value-type="float">
            <text:p>6.383790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198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442657142857" calcext:value-type="float">
            <text:p>6.134426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198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974709677419" calcext:value-type="float">
            <text:p>6.579747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198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260412903226" calcext:value-type="float">
            <text:p>6.652604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198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48152" calcext:value-type="float">
            <text:p>6.674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198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8168" calcext:value-type="float">
            <text:p>6.67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198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75608" calcext:value-type="float">
            <text:p>6.747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198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074787096774" calcext:value-type="float">
            <text:p>6.450747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198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95215483871" calcext:value-type="float">
            <text:p>6.569521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198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74544" calcext:value-type="float">
            <text:p>6.607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198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204092307692" calcext:value-type="float">
            <text:p>6.48204092307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198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2972" calcext:value-type="float">
            <text:p>6.252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198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6094" calcext:value-type="float">
            <text:p>6.0860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198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0595" calcext:value-type="float">
            <text:p>6.0305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198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025028571429" calcext:value-type="float">
            <text:p>6.030250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198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651428571429" calcext:value-type="float">
            <text:p>5.856514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198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04264" calcext:value-type="float">
            <text:p>6.510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198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308438709677" calcext:value-type="float">
            <text:p>6.513084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198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931136" calcext:value-type="float">
            <text:p>6.499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198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1172" calcext:value-type="float">
            <text:p>7.091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198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608" calcext:value-type="float">
            <text:p>6.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084275101</text:p>
          </table:table-cell>
          <table:table-cell office:value-type="string" calcext:value-type="string">
            <text:p>198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51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2378" meta:object-count="0"/>
    <meta:user-defined meta:name="AppVersion">3.0</meta:user-defined>
  </office:meta>
</office:document-meta>
</file>